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1.3744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3.4398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6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5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Template.I1"/>
      <style:map style:condition="cell-content()=&quot;Low&quot;" style:apply-style-name="Option_20_1" style:base-cell-address="Template.I1"/>
      <style:map style:condition="cell-content()=&quot;High&quot;" style:apply-style-name="Option_20_2" style:base-cell-address="Template.I1"/>
      <style:map style:condition="cell-content()=&quot;Both&quot;" style:apply-style-name="Both" style:base-cell-address="Template.I1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7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45" style:family="table-cell" style:parent-style-name="Default"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0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0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0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7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21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'2022necmp2 Info'.I1"/>
      <style:map style:condition="cell-content()=&quot;Low&quot;" style:apply-style-name="Option_20_1" style:base-cell-address="'2022necmp2 Info'.I1"/>
      <style:map style:condition="cell-content()=&quot;High&quot;" style:apply-style-name="Option_20_2" style:base-cell-address="'2022necmp2 Info'.I1"/>
      <style:map style:condition="cell-content()=&quot;Both&quot;" style:apply-style-name="Both" style:base-cell-address="'2022necmp2 Info'.I1"/>
    </style:style>
    <style:style style:name="ce12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2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2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2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3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3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3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3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4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47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5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5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3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6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7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7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7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615" style:family="table-cell" style:parent-style-name="Default">
      <style:map style:condition="cell-content()=&quot;Not Observed&quot;" style:apply-style-name="Not_20_Observed" style:base-cell-address="'2022necmp2 Info'.A1"/>
      <style:map style:condition="cell-content()=&quot;None&quot;" style:apply-style-name="Bad" style:base-cell-address="'2022necmp2 Info'.A1"/>
      <style:map style:condition="cell-content()=&quot;Not Attempted&quot;" style:apply-style-name="Not_20_Attempted" style:base-cell-address="'2022necmp2 Info'.A1"/>
      <style:map style:condition="cell-content()=&quot;Some&quot;" style:apply-style-name="Neutral" style:base-cell-address="'2022necmp2 Info'.A1"/>
      <style:map style:condition="cell-content()=&quot;Lots&quot;" style:apply-style-name="Good" style:base-cell-address="'2022necmp2 Info'.A1"/>
    </style:style>
    <style:style style:name="ce1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7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8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8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8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87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8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9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56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9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9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57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ne&quot;" style:apply-style-name="Bad" style:base-cell-address="'2022necmp2 Total'.I1"/>
      <style:map style:condition="cell-content()=&quot;Low&quot;" style:apply-style-name="Option_20_1" style:base-cell-address="'2022necmp2 Total'.I1"/>
      <style:map style:condition="cell-content()=&quot;High&quot;" style:apply-style-name="Option_20_2" style:base-cell-address="'2022necmp2 Total'.I1"/>
      <style:map style:condition="cell-content()=&quot;Both&quot;" style:apply-style-name="Both" style:base-cell-address="'2022necmp2 Total'.I1"/>
    </style:style>
    <style:style style:name="ce575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9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19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0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0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0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0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0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0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1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1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1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1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1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5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2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2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602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2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2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2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3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3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3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3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3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37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necmp2 Total'.A1"/>
      <style:map style:condition="cell-content()=&quot;None&quot;" style:apply-style-name="Bad" style:base-cell-address="'2022necmp2 Total'.A1"/>
      <style:map style:condition="cell-content()=&quot;Not Attempted&quot;" style:apply-style-name="Not_20_Attempted" style:base-cell-address="'2022necmp2 Total'.A1"/>
      <style:map style:condition="cell-content()=&quot;Some&quot;" style:apply-style-name="Neutral" style:base-cell-address="'2022necmp2 Total'.A1"/>
      <style:map style:condition="cell-content()=&quot;Lots&quot;" style:apply-style-name="Good" style:base-cell-address="'2022necmp2 Total'.A1"/>
    </style:style>
    <style:style style:name="ce23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2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2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47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4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4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5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5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5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54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'2022mabos Info'.I1"/>
      <style:map style:condition="cell-content()=&quot;Low&quot;" style:apply-style-name="Option_20_1" style:base-cell-address="'2022mabos Info'.I1"/>
      <style:map style:condition="cell-content()=&quot;High&quot;" style:apply-style-name="Option_20_2" style:base-cell-address="'2022mabos Info'.I1"/>
      <style:map style:condition="cell-content()=&quot;Both&quot;" style:apply-style-name="Both" style:base-cell-address="'2022mabos Info'.I1"/>
    </style:style>
    <style:style style:name="ce25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5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5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5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5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6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6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6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6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6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6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7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7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7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7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7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7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7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7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7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8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81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8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8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8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8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8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8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9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9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29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9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9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9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9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29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0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0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0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0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0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0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1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1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ne&quot;" style:apply-style-name="Bad" style:base-cell-address="'2022mabos Total'.H1"/>
      <style:map style:condition="cell-content()=&quot;Low&quot;" style:apply-style-name="Option_20_1" style:base-cell-address="'2022mabos Total'.H1"/>
      <style:map style:condition="cell-content()=&quot;High&quot;" style:apply-style-name="Option_20_2" style:base-cell-address="'2022mabos Total'.H1"/>
      <style:map style:condition="cell-content()=&quot;Both&quot;" style:apply-style-name="Both" style:base-cell-address="'2022mabos Total'.H1"/>
    </style:style>
    <style:style style:name="ce314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1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1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1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1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2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2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2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2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2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3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3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3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3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3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37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3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4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41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4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4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4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4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4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4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4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5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53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354" style:family="table-cell" style:parent-style-name="Default"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16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61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618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6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0" style:family="table-cell" style:parent-style-name="Default">
      <style:table-cell-properties fo:background-color="#81d41a" style:text-align-source="fix" style:repeat-content="false"/>
      <style:paragraph-properties fo:text-align="end" fo:margin-left="0in"/>
      <style:text-properties fo:color="#000000"/>
    </style:style>
    <style:style style:name="ce621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ffffff"/>
    </style:style>
    <style:style style:name="ce622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ffffff"/>
    </style:style>
    <style:style style:name="ce623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6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7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8" style:family="table-cell" style:parent-style-name="Default"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37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8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8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3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38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64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8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4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9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9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9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9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9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9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9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9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9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7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85" style:family="table-cell" style:parent-style-name="Default" style:data-style-name="N100">
      <style:table-cell-properties fo:background-color="#ff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86" style:family="table-cell" style:parent-style-name="Default" style:data-style-name="N1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7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8" style:family="table-cell" style:parent-style-name="Default">
      <style:text-properties style:font-name="Liberation Sans" fo:font-size="8pt" style:font-size-asian="8pt" style:font-size-complex="8pt"/>
    </style:style>
    <style:style style:name="ce690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69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692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3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5" style:family="table-cell" style:parent-style-name="Default" style:data-style-name="N100">
      <style:table-cell-properties fo:background-color="#7ba8b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6" style:family="table-cell" style:parent-style-name="Default" style:data-style-name="N100">
      <style:table-cell-properties fo:background-color="#7ba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698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699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700" style:family="table-cell" style:parent-style-name="Default" style:data-style-name="N100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70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2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3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4" style:family="table-cell" style:parent-style-name="Default" style:data-style-name="N100">
      <style:table-cell-properties fo:background-color="#afcfa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05" style:family="table-cell" style:parent-style-name="Default" style:data-style-name="N100">
      <style:table-cell-properties fo:background-color="#afcf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6" style:family="table-cell" style:parent-style-name="Default" style:data-style-name="N100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9" style:family="table-cell" style:parent-style-name="Default" style:data-style-name="N100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2" style:family="table-cell" style:parent-style-name="Default" style:data-style-name="N100">
      <style:table-cell-properties fo:background-color="#b6ff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4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5" style:family="table-cell" style:parent-style-name="Default" style:data-style-name="N10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6" style:family="table-cell" style:parent-style-name="Default" style:data-style-name="N100">
      <style:table-cell-properties fo:background-color="#c6bad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17" style:family="table-cell" style:parent-style-name="Default" style:data-style-name="N100">
      <style:table-cell-properties fo:background-color="#c6ba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19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0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2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3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4" style:family="table-cell" style:parent-style-name="Default" style:data-style-name="N100">
      <style:table-cell-properties fo:background-color="#c6ba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72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727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728" style:family="table-cell" style:parent-style-name="Default" style:data-style-name="N100">
      <style:table-cell-properties fo:background-color="#5986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29" style:family="table-cell" style:parent-style-name="Default" style:data-style-name="N100">
      <style:table-cell-properties fo:background-color="#5986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2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4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5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7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8" style:family="table-cell" style:parent-style-name="Default" style:data-style-name="N10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0" style:family="table-cell" style:parent-style-name="Default">
      <style:text-properties style:font-name="Liberation Sans" fo:font-size="10pt" style:font-size-asian="10pt" style:font-size-complex="10pt"/>
    </style:style>
    <style:style style:name="ce7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95" style:apply-style-name="ConditionalStyle_5f_18" style:base-cell-address="'2022nhgrs Formatted'.B1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25"/>
        <table:table-column table:style-name="co2" table:default-cell-style-name="ce25"/>
        <table:table-column table:style-name="co1" table:default-cell-style-name="ce120"/>
        <table:table-column table:style-name="co1" table:default-cell-style-name="ce25"/>
        <table:table-column table:style-name="co1" table:default-cell-style-name="ce124"/>
        <table:table-column table:style-name="co1" table:default-cell-style-name="ce29"/>
        <table:table-column table:style-name="co3" table:default-cell-style-name="ce131"/>
        <table:table-column table:style-name="co3" table:default-cell-style-name="ce25"/>
        <table:table-column table:style-name="co1" table:default-cell-style-name="ce137"/>
        <table:table-column table:style-name="co1" table:default-cell-style-name="ce134"/>
        <table:table-column table:style-name="co1" table:default-cell-style-name="ce144"/>
        <table:table-column table:style-name="co1" table:default-cell-style-name="ce141"/>
        <table:table-column table:style-name="co4" table:default-cell-style-name="ce50"/>
        <table:table-column table:style-name="co1" table:default-cell-style-name="ce50"/>
        <table:table-column table:style-name="co1" table:default-cell-style-name="ce151"/>
        <table:table-column table:style-name="co1" table:default-cell-style-name="ce153"/>
        <table:table-column table:style-name="co1" table:default-cell-style-name="ce158"/>
        <table:table-column table:style-name="co5" table:default-cell-style-name="ce161"/>
        <table:table-column table:style-name="co6" table:default-cell-style-name="ce25"/>
        <table:table-column table:style-name="co1" table:number-columns-repeated="1002" table:default-cell-style-name="ce25"/>
        <table:table-column table:style-name="co1" table:default-cell-style-name="ce157"/>
        <table:table-row table:style-name="ro1">
          <table:table-cell table:style-name="ce1" office:value-type="string" calcext:value-type="string" table:number-columns-spanned="6" table:number-rows-spanned="1">
            <text:p>Prematch</text:p>
          </table:table-cell>
          <table:covered-table-cell table:number-columns-repeated="3" table:style-name="ce6"/>
          <table:covered-table-cell table:style-name="ce8"/>
          <table:covered-table-cell table:style-name="ce6"/>
          <table:table-cell table:style-name="ce19" office:value-type="string" calcext:value-type="string" table:number-columns-spanned="3" table:number-rows-spanned="1">
            <text:p>Autonomous</text:p>
          </table:table-cell>
          <table:covered-table-cell table:style-name="ce22"/>
          <table:covered-table-cell table:style-name="ce30"/>
          <table:table-cell table:style-name="ce14" office:value-type="string" calcext:value-type="string" table:number-columns-spanned="5" table:number-rows-spanned="1">
            <text:p>Teleop </text:p>
          </table:table-cell>
          <table:covered-table-cell table:style-name="ce68"/>
          <table:covered-table-cell table:style-name="ce39"/>
          <table:covered-table-cell table:style-name="ce42"/>
          <table:covered-table-cell table:style-name="ce45"/>
          <table:table-cell table:style-name="ce48" office:value-type="string" calcext:value-type="string" table:number-columns-spanned="3" table:number-rows-spanned="1">
            <text:p>Endgame</text:p>
          </table:table-cell>
          <table:covered-table-cell table:style-name="ce52"/>
          <table:covered-table-cell table:style-name="ce53"/>
          <table:table-cell table:style-name="ce58" office:value-type="string" calcext:value-type="string" table:number-columns-spanned="4" table:number-rows-spanned="1">
            <text:p>Miscellaneous</text:p>
          </table:table-cell>
          <table:covered-table-cell table:style-name="ce61"/>
          <table:covered-table-cell table:style-name="ce64"/>
          <table:covered-table-cell table:style-name="ce24"/>
          <table:table-cell table:style-name="ce26" table:number-columns-repeated="1002"/>
          <table:table-cell/>
        </table:table-row>
        <table:table-row table:style-name="ro1">
          <table:table-cell table:style-name="ce2" office:value-type="string" calcext:value-type="string">
            <text:p>Scouter</text:p>
          </table:table-cell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Match Level</text:p>
          </table:table-cell>
          <table:table-cell table:style-name="ce2" office:value-type="string" calcext:value-type="string">
            <text:p>Match #</text:p>
          </table:table-cell>
          <table:table-cell table:style-name="ce9" office:value-type="string" calcext:value-type="string">
            <text:p>Robot</text:p>
          </table:table-cell>
          <table:table-cell table:style-name="ce2" office:value-type="string" calcext:value-type="string">
            <text:p>Team #</text:p>
          </table:table-cell>
          <table:table-cell table:style-name="ce32" office:value-type="string" calcext:value-type="string">
            <text:p>Taxi</text:p>
          </table:table-cell>
          <table:table-cell table:style-name="ce28" office:value-type="string" calcext:value-type="string">
            <text:p>Cargo Scored</text:p>
          </table:table-cell>
          <table:table-cell table:style-name="ce34" office:value-type="string" calcext:value-type="string">
            <text:p>Target Goal</text:p>
          </table:table-cell>
          <table:table-cell table:style-name="ce15" office:value-type="string" calcext:value-type="string">
            <text:p>Shots Taken</text:p>
          </table:table-cell>
          <table:table-cell table:style-name="ce69" office:value-type="string" calcext:value-type="string">
            <text:p>Shot Accuracy</text:p>
          </table:table-cell>
          <table:table-cell table:style-name="ce40" office:value-type="string" calcext:value-type="string">
            <text:p>Target Goal</text:p>
          </table:table-cell>
          <table:table-cell table:style-name="ce43" office:value-type="string" calcext:value-type="string">
            <text:p>Cargo Intake</text:p>
          </table:table-cell>
          <table:table-cell table:style-name="ce46" office:value-type="string" calcext:value-type="string">
            <text:p>Shooting Spot</text:p>
          </table:table-cell>
          <table:table-cell table:style-name="ce49" office:value-type="string" calcext:value-type="string">
            <text:p>Attempted Climb</text:p>
          </table:table-cell>
          <table:table-cell table:style-name="ce49" office:value-type="string" calcext:value-type="string">
            <text:p>Successful Climb</text:p>
          </table:table-cell>
          <table:table-cell table:style-name="ce54" office:value-type="string" calcext:value-type="string">
            <text:p>Climb Time</text:p>
          </table:table-cell>
          <table:table-cell table:style-name="ce59" office:value-type="string" calcext:value-type="string">
            <text:p>Driver Skill</text:p>
          </table:table-cell>
          <table:table-cell table:style-name="ce62" office:value-type="string" calcext:value-type="string">
            <text:p>Defense Skill</text:p>
          </table:table-cell>
          <table:table-cell table:style-name="ce65" office:value-type="string" calcext:value-type="string">
            <text:p>Defense Tolerance</text:p>
          </table:table-cell>
          <table:table-cell table:style-name="ce23" office:value-type="string" calcext:value-type="string">
            <text:p>Comments</text:p>
          </table:table-cell>
          <table:table-cell table:style-name="ce27" table:number-columns-repeated="1002"/>
          <table:table-cell/>
        </table:table-row>
        <table:table-row table:style-name="ro1">
          <table:table-cell table:number-columns-repeated="2" office:value-type="string" calcext:value-type="string">
            <text:p>&lt;string&gt;</text:p>
          </table:table-cell>
          <table:table-cell office:value-type="string" calcext:value-type="string">
            <text:p>q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&lt;string&gt;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qf</text:p>
          </table:table-cell>
          <table:table-cell/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ot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t Observed</text:p>
          </table:table-cell>
          <table:table-cell table:number-columns-repeated="2"/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Not Attempted</text:p>
          </table:table-cell>
          <table:table-cell/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Not Observed</text:p>
          </table:table-cell>
          <table:table-cell table:number-columns-repeated="7"/>
          <table:table-cell office:value-type="string" calcext:value-type="string">
            <text:p>Not Observed</text:p>
          </table:table-cell>
          <table:table-cell table:style-name="ce157"/>
          <table:table-cell table:number-columns-repeated="1007"/>
        </table:table-row>
        <table:table-row table:style-name="ro1">
          <table:table-cell table:number-columns-repeated="14"/>
          <table:table-cell table:style-name="ce51"/>
          <table:table-cell table:number-columns-repeated="1009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34"/>
          <table:table-cell table:style-name="ce71"/>
          <table:table-cell table:style-name="ce141"/>
          <table:table-cell table:style-name="ce50" table:number-columns-repeated="2"/>
          <table:table-cell table:style-name="ce151"/>
          <table:table-cell table:style-name="ce153"/>
          <table:table-cell table:style-name="ce158"/>
          <table:table-cell table:style-name="ce161"/>
          <table:table-cell table:style-name="ce25" table:number-columns-repeated="2"/>
          <table:table-cell/>
          <table:table-cell table:style-name="ce445"/>
          <table:table-cell table:number-columns-repeated="100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style-name="ce561" table:number-columns-repeated="1023"/>
          <table:table-cell table:style-name="ce445"/>
        </table:table-row>
        <calcext:conditional-formats>
          <calcext:conditional-format calcext:target-range-address="Template.E1:Template.E1048575">
            <calcext:condition calcext:apply-style-name="Red" calcext:value="begins-with(&quot;r&quot;)" calcext:base-cell-address="Template.E1"/>
            <calcext:condition calcext:apply-style-name="Blue" calcext:value="begins-with(&quot;b&quot;)" calcext:base-cell-address="Template.E1"/>
          </calcext:conditional-format>
          <calcext:conditional-format calcext:target-range-address="Template.A1:Template.AMJ2 Template.A14:Template.AMJ1048575 Template.A13:Template.U13 Template.W13:Template.AMJ13 Template.A8:Template.AMJ12 Template.A3:Template.H7 Template.J3:Template.AMJ7 Template.I4:Template.I7">
            <calcext:condition calcext:apply-style-name="Not Observed" calcext:value="=&quot;Not Observed&quot;" calcext:base-cell-address="Template.A1"/>
            <calcext:condition calcext:apply-style-name="Bad" calcext:value="=&quot;None&quot;" calcext:base-cell-address="Template.A1"/>
            <calcext:condition calcext:apply-style-name="Not Attempted" calcext:value="=&quot;Not Attempted&quot;" calcext:base-cell-address="Template.A1"/>
            <calcext:condition calcext:apply-style-name="Neutral" calcext:value="=&quot;Some&quot;" calcext:base-cell-address="Template.A1"/>
            <calcext:condition calcext:apply-style-name="Good" calcext:value="=&quot;Lots&quot;" calcext:base-cell-address="Template.A1"/>
          </calcext:conditional-format>
          <calcext:conditional-format calcext:target-range-address="Template.R14:Template.T1048575 Template.R1:Template.T12 Template.P13:Template.R13">
            <calcext:condition calcext:apply-style-name="Bad" calcext:value="=&quot;Low&quot;" calcext:base-cell-address="Template.P1"/>
            <calcext:condition calcext:apply-style-name="Neutral" calcext:value="=&quot;Medium&quot;" calcext:base-cell-address="Template.P1"/>
            <calcext:condition calcext:apply-style-name="Good" calcext:value="=&quot;High&quot;" calcext:base-cell-address="Template.P1"/>
          </calcext:conditional-format>
          <calcext:conditional-format calcext:target-range-address="Template.S14:Template.S1048575 Template.S1:Template.S12 Template.Q13:Template.Q13">
            <calcext:condition calcext:apply-style-name="Not Attempted" calcext:value="=&quot;Didn’t Defend&quot;" calcext:base-cell-address="Template.Q1"/>
          </calcext:conditional-format>
          <calcext:conditional-format calcext:target-range-address="Template.T14:Template.T1048575 Template.T1:Template.T12 Template.R13:Template.R13">
            <calcext:condition calcext:apply-style-name="Not Attempted" calcext:value="=&quot;Wasn’t Defended&quot;" calcext:base-cell-address="Template.R1"/>
          </calcext:conditional-format>
          <calcext:conditional-format calcext:target-range-address="Template.O14:Template.P1048575 Template.O1:Template.P12 Template.M13:Template.N13">
            <calcext:condition calcext:apply-style-name="Bad" calcext:value="=1" calcext:base-cell-address="Template.M1"/>
            <calcext:condition calcext:apply-style-name="Neutral" calcext:value="=2" calcext:base-cell-address="Template.M1"/>
            <calcext:condition calcext:apply-style-name="Neutral Good" calcext:value="=3" calcext:base-cell-address="Template.M1"/>
            <calcext:condition calcext:apply-style-name="Good" calcext:value="=4" calcext:base-cell-address="Template.M1"/>
          </calcext:conditional-format>
          <calcext:conditional-format calcext:target-range-address="Template.Q1:Template.Q8 Template.Q14:Template.Q1048575 Template.Q10:Template.Q12 Template.O13:Template.O13">
            <calcext:condition calcext:apply-style-name="Good" calcext:value="=&quot;0-10&quot;" calcext:base-cell-address="Template.O1"/>
            <calcext:condition calcext:apply-style-name="Neutral Good" calcext:value="=&quot;10-20&quot;" calcext:base-cell-address="Template.O1"/>
            <calcext:condition calcext:apply-style-name="Neutral" calcext:value="=&quot;20-30&quot;" calcext:base-cell-address="Template.O1"/>
            <calcext:condition calcext:apply-style-name="Bad" calcext:value="=&quot;&gt;30&quot;" calcext:base-cell-address="Template.O1"/>
          </calcext:conditional-format>
          <calcext:conditional-format calcext:target-range-address="Template.G1:Template.G1048575">
            <calcext:condition calcext:apply-style-name="Good" calcext:value="=&quot;Yes&quot;" calcext:base-cell-address="Template.G1"/>
            <calcext:condition calcext:apply-style-name="Bad" calcext:value="=&quot;No&quot;" calcext:base-cell-address="Template.G1"/>
          </calcext:conditional-format>
          <calcext:conditional-format calcext:target-range-address="Template.L14:Template.M1048575 Template.L1:Template.M12 Template.J13:Template.K13">
            <calcext:condition calcext:apply-style-name="Both" calcext:value="=&quot;Both&quot;" calcext:base-cell-address="Template.J1"/>
          </calcext:conditional-format>
          <calcext:conditional-format calcext:target-range-address="Template.N14:Template.N1048575 Template.N1:Template.N12 Template.L13:Template.L13">
            <calcext:condition calcext:apply-style-name="Option 1" calcext:value="=&quot;Close&quot;" calcext:base-cell-address="Template.L1"/>
            <calcext:condition calcext:apply-style-name="Option 2" calcext:value="=&quot;Far&quot;" calcext:base-cell-address="Template.L1"/>
            <calcext:condition calcext:apply-style-name="Both" calcext:value="=&quot;Adjustable&quot;" calcext:base-cell-address="Template.L1"/>
          </calcext:conditional-format>
          <calcext:conditional-format calcext:target-range-address="Template.L14:Template.L1048575 Template.L1:Template.L12 Template.J13:Template.J13">
            <calcext:condition calcext:apply-style-name="Option 1" calcext:value="=&quot;Low&quot;" calcext:base-cell-address="Template.J1"/>
            <calcext:condition calcext:apply-style-name="Option 2" calcext:value="=&quot;High&quot;" calcext:base-cell-address="Template.J1"/>
          </calcext:conditional-format>
          <calcext:conditional-format calcext:target-range-address="Template.M14:Template.M1048575 Template.M1:Template.M12 Template.K13:Template.K13">
            <calcext:condition calcext:apply-style-name="Option 1" calcext:value="=&quot;Terminal&quot;" calcext:base-cell-address="Template.K1"/>
            <calcext:condition calcext:apply-style-name="Option 2" calcext:value="=&quot;Ground&quot;" calcext:base-cell-address="Template.K1"/>
          </calcext:conditional-format>
          <calcext:conditional-format calcext:target-range-address="Template.K1:Template.K1048575">
            <calcext:condition calcext:apply-style-name="Bad" calcext:value="=&quot;Low&quot;" calcext:base-cell-address="Template.K1"/>
            <calcext:condition calcext:apply-style-name="Neutral" calcext:value="=&quot;Medium&quot;" calcext:base-cell-address="Template.K1"/>
            <calcext:condition calcext:apply-style-name="Good" calcext:value="=&quot;High&quot;" calcext:base-cell-address="Template.K1"/>
            <calcext:condition calcext:apply-style-name="Bad" calcext:value="=&quot;None&quot;" calcext:base-cell-address="Template.K1"/>
          </calcext:conditional-format>
          <calcext:conditional-format calcext:target-range-address="Template.I1:Template.I1048575">
            <calcext:condition calcext:apply-style-name="Bad" calcext:value="=&quot;None&quot;" calcext:base-cell-address="Template.I1"/>
            <calcext:condition calcext:apply-style-name="Option 1" calcext:value="=&quot;Low&quot;" calcext:base-cell-address="Template.I1"/>
            <calcext:condition calcext:apply-style-name="Option 2" calcext:value="=&quot;High&quot;" calcext:base-cell-address="Template.I1"/>
            <calcext:condition calcext:apply-style-name="Both" calcext:value="=&quot;Both&quot;" calcext:base-cell-address="Template.I1"/>
          </calcext:conditional-format>
          <calcext:conditional-format calcext:target-range-address="Template.H1:Template.H1048575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necmp2 Info" table:style-name="ta1">
        <office:forms form:automatic-focus="false" form:apply-design-mode="false"/>
        <table:table-column table:style-name="co1" table:number-columns-repeated="3" table:default-cell-style-name="ce105"/>
        <table:table-column table:style-name="co2" table:default-cell-style-name="ce105"/>
        <table:table-column table:style-name="co1" table:default-cell-style-name="ce109"/>
        <table:table-column table:style-name="co1" table:default-cell-style-name="ce105"/>
        <table:table-column table:style-name="co1" table:default-cell-style-name="ce113"/>
        <table:table-column table:style-name="co1" table:default-cell-style-name="ce116"/>
        <table:table-column table:style-name="co3" table:default-cell-style-name="ce119"/>
        <table:table-column table:style-name="co3" table:default-cell-style-name="ce105"/>
        <table:table-column table:style-name="co1" table:default-cell-style-name="ce128"/>
        <table:table-column table:style-name="co1" table:default-cell-style-name="ce125"/>
        <table:table-column table:style-name="co1" table:default-cell-style-name="ce138"/>
        <table:table-column table:style-name="co1" table:default-cell-style-name="ce143"/>
        <table:table-column table:style-name="co4" table:default-cell-style-name="ce148"/>
        <table:table-column table:style-name="co1" table:default-cell-style-name="ce148"/>
        <table:table-column table:style-name="co1" table:default-cell-style-name="ce149"/>
        <table:table-column table:style-name="co1" table:default-cell-style-name="ce154"/>
        <table:table-column table:style-name="co1" table:default-cell-style-name="ce160"/>
        <table:table-column table:style-name="co5" table:default-cell-style-name="ce166"/>
        <table:table-column table:style-name="co6" table:default-cell-style-name="ce105"/>
        <table:table-column table:style-name="co1" table:number-columns-repeated="1002" table:default-cell-style-name="ce105"/>
        <table:table-column table:style-name="co1" table:default-cell-style-name="ce163"/>
        <table:table-row table:style-name="ro1">
          <table:table-cell table:style-name="ce103" office:value-type="string" calcext:value-type="string" table:number-columns-spanned="6" table:number-rows-spanned="1">
            <text:p>Prematch</text:p>
          </table:table-cell>
          <table:covered-table-cell table:number-columns-repeated="3" table:style-name="ce106"/>
          <table:covered-table-cell table:style-name="ce107"/>
          <table:covered-table-cell table:style-name="ce106"/>
          <table:table-cell table:style-name="ce111" office:value-type="string" calcext:value-type="string" table:number-columns-spanned="3" table:number-rows-spanned="1">
            <text:p>Autonomous</text:p>
          </table:table-cell>
          <table:covered-table-cell table:style-name="ce114"/>
          <table:covered-table-cell table:style-name="ce117"/>
          <table:table-cell table:style-name="ce122" office:value-type="string" calcext:value-type="string" table:number-columns-spanned="5" table:number-rows-spanned="1">
            <text:p>Teleop </text:p>
          </table:table-cell>
          <table:covered-table-cell table:style-name="ce126"/>
          <table:covered-table-cell table:style-name="ce130"/>
          <table:covered-table-cell table:style-name="ce135"/>
          <table:covered-table-cell table:style-name="ce140"/>
          <table:table-cell table:style-name="ce146" office:value-type="string" calcext:value-type="string" table:number-columns-spanned="3" table:number-rows-spanned="1">
            <text:p>Endgame</text:p>
          </table:table-cell>
          <table:covered-table-cell table:style-name="ce152"/>
          <table:covered-table-cell table:style-name="ce156"/>
          <table:table-cell table:style-name="ce164" office:value-type="string" calcext:value-type="string" table:number-columns-spanned="4" table:number-rows-spanned="1">
            <text:p>Miscellaneous</text:p>
          </table:table-cell>
          <table:covered-table-cell table:style-name="ce167"/>
          <table:covered-table-cell table:style-name="ce169"/>
          <table:covered-table-cell table:style-name="ce171"/>
          <table:table-cell table:style-name="ce173" table:number-columns-repeated="998"/>
          <table:table-cell table:style-name="ce163"/>
          <table:table-cell table:style-name="ce615" table:number-columns-repeated="4"/>
        </table:table-row>
        <table:table-row table:style-name="ro1">
          <table:table-cell table:style-name="ce104" office:value-type="string" calcext:value-type="string">
            <text:p>Scouter</text:p>
          </table:table-cell>
          <table:table-cell table:style-name="ce104" office:value-type="string" calcext:value-type="string">
            <text:p>Event</text:p>
          </table:table-cell>
          <table:table-cell table:style-name="ce104" office:value-type="string" calcext:value-type="string">
            <text:p>Match Level</text:p>
          </table:table-cell>
          <table:table-cell table:style-name="ce104" office:value-type="string" calcext:value-type="string">
            <text:p>Match #</text:p>
          </table:table-cell>
          <table:table-cell table:style-name="ce108" office:value-type="string" calcext:value-type="string">
            <text:p>Robot</text:p>
          </table:table-cell>
          <table:table-cell table:style-name="ce104" office:value-type="string" calcext:value-type="string">
            <text:p>Team #</text:p>
          </table:table-cell>
          <table:table-cell table:style-name="ce112" office:value-type="string" calcext:value-type="string">
            <text:p>Taxi</text:p>
          </table:table-cell>
          <table:table-cell table:style-name="ce115" office:value-type="string" calcext:value-type="string">
            <text:p>Cargo Scored</text:p>
          </table:table-cell>
          <table:table-cell table:style-name="ce118" office:value-type="string" calcext:value-type="string">
            <text:p>Target Goal</text:p>
          </table:table-cell>
          <table:table-cell table:style-name="ce123" office:value-type="string" calcext:value-type="string">
            <text:p>Shots Taken</text:p>
          </table:table-cell>
          <table:table-cell table:style-name="ce127" office:value-type="string" calcext:value-type="string">
            <text:p>Shot Accuracy</text:p>
          </table:table-cell>
          <table:table-cell table:style-name="ce132" office:value-type="string" calcext:value-type="string">
            <text:p>Target Goal</text:p>
          </table:table-cell>
          <table:table-cell table:style-name="ce136" office:value-type="string" calcext:value-type="string">
            <text:p>Cargo Intake</text:p>
          </table:table-cell>
          <table:table-cell table:style-name="ce142" office:value-type="string" calcext:value-type="string">
            <text:p>Shooting Spot</text:p>
          </table:table-cell>
          <table:table-cell table:style-name="ce147" office:value-type="string" calcext:value-type="string">
            <text:p>Attempted Climb</text:p>
          </table:table-cell>
          <table:table-cell table:style-name="ce147" office:value-type="string" calcext:value-type="string">
            <text:p>Successful Climb</text:p>
          </table:table-cell>
          <table:table-cell table:style-name="ce159" office:value-type="string" calcext:value-type="string">
            <text:p>Climb Time</text:p>
          </table:table-cell>
          <table:table-cell table:style-name="ce165" office:value-type="string" calcext:value-type="string">
            <text:p>Driver Skill</text:p>
          </table:table-cell>
          <table:table-cell table:style-name="ce168" office:value-type="string" calcext:value-type="string">
            <text:p>Defense Skill</text:p>
          </table:table-cell>
          <table:table-cell table:style-name="ce170" office:value-type="string" calcext:value-type="string">
            <text:p>Defense Tolerance</text:p>
          </table:table-cell>
          <table:table-cell table:style-name="ce172" office:value-type="string" calcext:value-type="string">
            <text:p>Comments</text:p>
          </table:table-cell>
          <table:table-cell table:style-name="ce174" table:number-columns-repeated="998"/>
          <table:table-cell table:style-name="ce163"/>
          <table:table-cell table:style-name="ce615" table:number-columns-repeated="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Disabled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ll the air tank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style-name="ce125" office:value-type="string" calcext:value-type="string">
            <text:p>Lots</text:p>
          </table:table-cell>
          <table:table-cell table:style-name="ce129" office:value-type="string" calcext:value-type="string">
            <text:p>Medium</text:p>
          </table:table-cell>
          <table:table-cell table:style-name="ce133" office:value-type="string" calcext:value-type="string">
            <text:p>High</text:p>
          </table:table-cell>
          <table:table-cell table:style-name="ce139" office:value-type="string" calcext:value-type="string">
            <text:p>Ground</text:p>
          </table:table-cell>
          <table:table-cell table:style-name="ce145" office:value-type="string" calcext:value-type="string">
            <text:p>Adjustable</text:p>
          </table:table-cell>
          <table:table-cell table:style-name="ce149" office:value-type="float" office:value="4" calcext:value-type="float">
            <text:p>4</text:p>
          </table:table-cell>
          <table:table-cell table:style-name="ce154" office:value-type="float" office:value="4" calcext:value-type="float">
            <text:p>4</text:p>
          </table:table-cell>
          <table:table-cell table:style-name="ce160" office:value-type="string" calcext:value-type="string">
            <text:p>&gt;30</text:p>
          </table:table-cell>
          <table:table-cell table:style-name="ce166" office:value-type="string" calcext:value-type="string">
            <text:p>Medium</text:p>
          </table:table-cell>
          <table:table-cell table:style-name="ce105" office:value-type="string" calcext:value-type="string">
            <text:p>Didn’t Defend</text:p>
          </table:table-cell>
          <table:table-cell table:style-name="ce105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/>
          <table:table-cell table:style-name="ce445"/>
          <table:table-cell table:number-columns-repeated="1002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o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werve Turret. Missed half of shots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Tipped and ran over bal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Shut down partway through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High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number-columns-repeated="1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Battery Dangling from bo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style-name="ce15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3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2"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3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3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table:style-name="ce110" office:value-type="float" office:value="1027" calcext:value-type="float">
            <text:p>102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Movement Difficulties 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3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No</text:p>
          </table:table-cell>
          <table:table-cell table:number-columns-repeated="13" office:value-type="string" calcext:value-type="string">
            <text:p>Not Observed</text:p>
          </table:table-cell>
          <table:table-cell office:value-type="string" calcext:value-type="string">
            <text:p>Not Pres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2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3"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3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3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ets caught on walls and almost falls a lo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3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11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1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1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2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2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2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1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2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2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3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2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ipped onto ball, recovered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1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1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3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-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1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1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3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2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3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low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2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Disabled, didn’t move the whole match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3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3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3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2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1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1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2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1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2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sabled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3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Turre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3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1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3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1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3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3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style-name="ce121"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1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3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3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2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1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3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3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3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Collector struggled a lo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1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3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3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3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3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1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3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style-name="ce105" office:value-type="string" calcext:value-type="string">
            <text:p>High</text:p>
          </table:table-cell>
          <table:table-cell table:style-name="ce105" office:value-type="string" calcext:value-type="string">
            <text:p>Not Observed</text:p>
          </table:table-cell>
          <table:table-cell table:style-name="ce109" office:value-type="string" calcext:value-type="string">
            <text:p>Ground</text:p>
          </table:table-cell>
          <table:table-cell table:style-name="ce105" office:value-type="string" calcext:value-type="string">
            <text:p>Far</text:p>
          </table:table-cell>
          <table:table-cell table:style-name="ce113" office:value-type="float" office:value="1" calcext:value-type="float">
            <text:p>1</text:p>
          </table:table-cell>
          <table:table-cell table:style-name="ce155" office:value-type="string" calcext:value-type="string">
            <text:p>None</text:p>
          </table:table-cell>
          <table:table-cell table:style-name="ce119" office:value-type="string" calcext:value-type="string">
            <text:p>Not Observed</text:p>
          </table:table-cell>
          <table:table-cell table:style-name="ce105" office:value-type="string" calcext:value-type="string">
            <text:p>Medium</text:p>
          </table:table-cell>
          <table:table-cell table:style-name="ce128" office:value-type="string" calcext:value-type="string">
            <text:p>Didn’t Defend</text:p>
          </table:table-cell>
          <table:table-cell table:style-name="ce125"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float" office:value="8889" calcext:value-type="float">
            <text:p>888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 office:value-type="float" office:value="8889" calcext:value-type="float">
            <text:p>888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2</text:p>
          </table:table-cell>
          <table:table-cell office:value-type="float" office:value="8889" calcext:value-type="float">
            <text:p>888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3</text:p>
          </table:table-cell>
          <table:table-cell office:value-type="float" office:value="8889" calcext:value-type="float">
            <text:p>888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style-name="ce561" table:number-columns-repeated="1023"/>
          <table:table-cell table:style-name="ce445"/>
        </table:table-row>
        <table:table-row table:style-name="ro1">
          <table:table-cell table:style-name="ce561" table:number-columns-repeated="1023"/>
          <table:table-cell table:style-name="ce445"/>
        </table:table-row>
        <calcext:conditional-formats>
          <calcext:conditional-format calcext:target-range-address="'2022necmp2 Info'.E1:'2022necmp2 Info'.E1048574 '2022necmp2 Info'.M180:'2022necmp2 Info'.M180">
            <calcext:condition calcext:apply-style-name="Red" calcext:value="begins-with(&quot;r&quot;)" calcext:base-cell-address="'2022necmp2 Info'.E1"/>
            <calcext:condition calcext:apply-style-name="Blue" calcext:value="begins-with(&quot;b&quot;)" calcext:base-cell-address="'2022necmp2 Info'.E1"/>
          </calcext:conditional-format>
          <calcext:conditional-format calcext:target-range-address="'2022necmp2 Info'.A13:'2022necmp2 Info'.U13 '2022necmp2 Info'.W13:'2022necmp2 Info'.AMJ13 '2022necmp2 Info'.A8:'2022necmp2 Info'.AMJ12 '2022necmp2 Info'.A3:'2022necmp2 Info'.H7 '2022necmp2 Info'.I4:'2022necmp2 Info'.I7 '2022necmp2 Info'.J3:'2022necmp2 Info'.AMJ7 '2022necmp2 Info'.A14:'2022necmp2 Info'.AMJ1048574 '2022necmp2 Info'.A1:'2022necmp2 Info'.AMJ2">
            <calcext:condition calcext:apply-style-name="Not Observed" calcext:value="=&quot;Not Observed&quot;" calcext:base-cell-address="'2022necmp2 Info'.A1"/>
            <calcext:condition calcext:apply-style-name="Bad" calcext:value="=&quot;None&quot;" calcext:base-cell-address="'2022necmp2 Info'.A1"/>
            <calcext:condition calcext:apply-style-name="Not Attempted" calcext:value="=&quot;Not Attempted&quot;" calcext:base-cell-address="'2022necmp2 Info'.A1"/>
            <calcext:condition calcext:apply-style-name="Neutral" calcext:value="=&quot;Some&quot;" calcext:base-cell-address="'2022necmp2 Info'.A1"/>
            <calcext:condition calcext:apply-style-name="Good" calcext:value="=&quot;Lots&quot;" calcext:base-cell-address="'2022necmp2 Info'.A1"/>
          </calcext:conditional-format>
          <calcext:conditional-format calcext:target-range-address="'2022necmp2 Info'.R1:'2022necmp2 Info'.T12 '2022necmp2 Info'.P13:'2022necmp2 Info'.R13 '2022necmp2 Info'.R181:'2022necmp2 Info'.T1048574 '2022necmp2 Info'.R14:'2022necmp2 Info'.T179">
            <calcext:condition calcext:apply-style-name="Bad" calcext:value="=&quot;Low&quot;" calcext:base-cell-address="'2022necmp2 Info'.P1"/>
            <calcext:condition calcext:apply-style-name="Neutral" calcext:value="=&quot;Medium&quot;" calcext:base-cell-address="'2022necmp2 Info'.P1"/>
            <calcext:condition calcext:apply-style-name="Good" calcext:value="=&quot;High&quot;" calcext:base-cell-address="'2022necmp2 Info'.P1"/>
          </calcext:conditional-format>
          <calcext:conditional-format calcext:target-range-address="'2022necmp2 Info'.S1:'2022necmp2 Info'.S12 '2022necmp2 Info'.Q13:'2022necmp2 Info'.Q13 '2022necmp2 Info'.S181:'2022necmp2 Info'.S1048574 '2022necmp2 Info'.S14:'2022necmp2 Info'.S179">
            <calcext:condition calcext:apply-style-name="Not Attempted" calcext:value="=&quot;Didn’t Defend&quot;" calcext:base-cell-address="'2022necmp2 Info'.Q1"/>
          </calcext:conditional-format>
          <calcext:conditional-format calcext:target-range-address="'2022necmp2 Info'.T1:'2022necmp2 Info'.T12 '2022necmp2 Info'.R13:'2022necmp2 Info'.R13 '2022necmp2 Info'.T181:'2022necmp2 Info'.T1048574 '2022necmp2 Info'.T14:'2022necmp2 Info'.T179">
            <calcext:condition calcext:apply-style-name="Not Attempted" calcext:value="=&quot;Wasn’t Defended&quot;" calcext:base-cell-address="'2022necmp2 Info'.R1"/>
          </calcext:conditional-format>
          <calcext:conditional-format calcext:target-range-address="'2022necmp2 Info'.O1:'2022necmp2 Info'.P12 '2022necmp2 Info'.M13:'2022necmp2 Info'.N13 '2022necmp2 Info'.O181:'2022necmp2 Info'.P1048574 '2022necmp2 Info'.O14:'2022necmp2 Info'.P179">
            <calcext:condition calcext:apply-style-name="Bad" calcext:value="=1" calcext:base-cell-address="'2022necmp2 Info'.M1"/>
            <calcext:condition calcext:apply-style-name="Neutral" calcext:value="=2" calcext:base-cell-address="'2022necmp2 Info'.M1"/>
            <calcext:condition calcext:apply-style-name="Neutral Good" calcext:value="=3" calcext:base-cell-address="'2022necmp2 Info'.M1"/>
            <calcext:condition calcext:apply-style-name="Good" calcext:value="=4" calcext:base-cell-address="'2022necmp2 Info'.M1"/>
          </calcext:conditional-format>
          <calcext:conditional-format calcext:target-range-address="'2022necmp2 Info'.Q1:'2022necmp2 Info'.Q8 '2022necmp2 Info'.Q10:'2022necmp2 Info'.Q12 '2022necmp2 Info'.O13:'2022necmp2 Info'.O13 '2022necmp2 Info'.Q181:'2022necmp2 Info'.Q1048574 '2022necmp2 Info'.Q14:'2022necmp2 Info'.Q179">
            <calcext:condition calcext:apply-style-name="Good" calcext:value="=&quot;0-10&quot;" calcext:base-cell-address="'2022necmp2 Info'.O1"/>
            <calcext:condition calcext:apply-style-name="Neutral Good" calcext:value="=&quot;10-20&quot;" calcext:base-cell-address="'2022necmp2 Info'.O1"/>
            <calcext:condition calcext:apply-style-name="Neutral" calcext:value="=&quot;20-30&quot;" calcext:base-cell-address="'2022necmp2 Info'.O1"/>
            <calcext:condition calcext:apply-style-name="Bad" calcext:value="=&quot;&gt;30&quot;" calcext:base-cell-address="'2022necmp2 Info'.O1"/>
          </calcext:conditional-format>
          <calcext:conditional-format calcext:target-range-address="'2022necmp2 Info'.G1:'2022necmp2 Info'.G1048574 '2022necmp2 Info'.O180:'2022necmp2 Info'.O180">
            <calcext:condition calcext:apply-style-name="Good" calcext:value="=&quot;Yes&quot;" calcext:base-cell-address="'2022necmp2 Info'.G1"/>
            <calcext:condition calcext:apply-style-name="Bad" calcext:value="=&quot;No&quot;" calcext:base-cell-address="'2022necmp2 Info'.G1"/>
          </calcext:conditional-format>
          <calcext:conditional-format calcext:target-range-address="'2022necmp2 Info'.L1:'2022necmp2 Info'.M12 '2022necmp2 Info'.J13:'2022necmp2 Info'.K13 '2022necmp2 Info'.L181:'2022necmp2 Info'.M1048574 '2022necmp2 Info'.L14:'2022necmp2 Info'.M179 '2022necmp2 Info'.T180:'2022necmp2 Info'.T180">
            <calcext:condition calcext:apply-style-name="Both" calcext:value="=&quot;Both&quot;" calcext:base-cell-address="'2022necmp2 Info'.J1"/>
          </calcext:conditional-format>
          <calcext:conditional-format calcext:target-range-address="'2022necmp2 Info'.L13:'2022necmp2 Info'.L13 '2022necmp2 Info'.N1:'2022necmp2 Info'.N12 '2022necmp2 Info'.N181:'2022necmp2 Info'.N1048574 '2022necmp2 Info'.N14:'2022necmp2 Info'.N179">
            <calcext:condition calcext:apply-style-name="Option 1" calcext:value="=&quot;Close&quot;" calcext:base-cell-address="'2022necmp2 Info'.L1"/>
            <calcext:condition calcext:apply-style-name="Option 2" calcext:value="=&quot;Far&quot;" calcext:base-cell-address="'2022necmp2 Info'.L1"/>
            <calcext:condition calcext:apply-style-name="Both" calcext:value="=&quot;Adjustable&quot;" calcext:base-cell-address="'2022necmp2 Info'.L1"/>
          </calcext:conditional-format>
          <calcext:conditional-format calcext:target-range-address="'2022necmp2 Info'.J13:'2022necmp2 Info'.J13 '2022necmp2 Info'.L1:'2022necmp2 Info'.L12 '2022necmp2 Info'.L181:'2022necmp2 Info'.L1048574 '2022necmp2 Info'.L14:'2022necmp2 Info'.L179 '2022necmp2 Info'.T180:'2022necmp2 Info'.T180">
            <calcext:condition calcext:apply-style-name="Option 1" calcext:value="=&quot;Low&quot;" calcext:base-cell-address="'2022necmp2 Info'.J1"/>
            <calcext:condition calcext:apply-style-name="Option 2" calcext:value="=&quot;High&quot;" calcext:base-cell-address="'2022necmp2 Info'.J1"/>
          </calcext:conditional-format>
          <calcext:conditional-format calcext:target-range-address="'2022necmp2 Info'.K13:'2022necmp2 Info'.K13 '2022necmp2 Info'.M1:'2022necmp2 Info'.M12 '2022necmp2 Info'.M181:'2022necmp2 Info'.M1048574 '2022necmp2 Info'.M14:'2022necmp2 Info'.M179">
            <calcext:condition calcext:apply-style-name="Option 1" calcext:value="=&quot;Terminal&quot;" calcext:base-cell-address="'2022necmp2 Info'.K1"/>
            <calcext:condition calcext:apply-style-name="Option 2" calcext:value="=&quot;Ground&quot;" calcext:base-cell-address="'2022necmp2 Info'.K1"/>
          </calcext:conditional-format>
          <calcext:conditional-format calcext:target-range-address="'2022necmp2 Info'.K181:'2022necmp2 Info'.K1048574 '2022necmp2 Info'.K1:'2022necmp2 Info'.K179 '2022necmp2 Info'.S180:'2022necmp2 Info'.S180">
            <calcext:condition calcext:apply-style-name="Bad" calcext:value="=&quot;Low&quot;" calcext:base-cell-address="'2022necmp2 Info'.K1"/>
            <calcext:condition calcext:apply-style-name="Neutral" calcext:value="=&quot;Medium&quot;" calcext:base-cell-address="'2022necmp2 Info'.K1"/>
            <calcext:condition calcext:apply-style-name="Good" calcext:value="=&quot;High&quot;" calcext:base-cell-address="'2022necmp2 Info'.K1"/>
            <calcext:condition calcext:apply-style-name="Bad" calcext:value="=&quot;None&quot;" calcext:base-cell-address="'2022necmp2 Info'.K1"/>
          </calcext:conditional-format>
          <calcext:conditional-format calcext:target-range-address="'2022necmp2 Info'.I1:'2022necmp2 Info'.I1048574 '2022necmp2 Info'.Q180:'2022necmp2 Info'.Q180">
            <calcext:condition calcext:apply-style-name="Bad" calcext:value="=&quot;None&quot;" calcext:base-cell-address="'2022necmp2 Info'.I1"/>
            <calcext:condition calcext:apply-style-name="Option 1" calcext:value="=&quot;Low&quot;" calcext:base-cell-address="'2022necmp2 Info'.I1"/>
            <calcext:condition calcext:apply-style-name="Option 2" calcext:value="=&quot;High&quot;" calcext:base-cell-address="'2022necmp2 Info'.I1"/>
            <calcext:condition calcext:apply-style-name="Both" calcext:value="=&quot;Both&quot;" calcext:base-cell-address="'2022necmp2 Info'.I1"/>
          </calcext:conditional-format>
          <calcext:conditional-format calcext:target-range-address="'2022necmp2 Info'.H2:'2022necmp2 Info'.H1048574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necmp2 Info'.P180:'2022necmp2 Info'.P180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necmp2 Info'.H1:'2022necmp2 Info'.H2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necmp2 Total" table:style-name="ta1">
        <office:forms form:automatic-focus="false" form:apply-design-mode="false"/>
        <table:table-column table:style-name="co1" table:number-columns-repeated="3" table:default-cell-style-name="ce178"/>
        <table:table-column table:style-name="co2" table:default-cell-style-name="ce178"/>
        <table:table-column table:style-name="co1" table:default-cell-style-name="ce182"/>
        <table:table-column table:style-name="co1" table:default-cell-style-name="ce178"/>
        <table:table-column table:style-name="co1" table:default-cell-style-name="ce186"/>
        <table:table-column table:style-name="co1" table:default-cell-style-name="ce192"/>
        <table:table-column table:style-name="co3" table:default-cell-style-name="ce195"/>
        <table:table-column table:style-name="co3" table:default-cell-style-name="ce178"/>
        <table:table-column table:style-name="co1" table:default-cell-style-name="ce203"/>
        <table:table-column table:style-name="co1" table:default-cell-style-name="ce200"/>
        <table:table-column table:style-name="co1" table:default-cell-style-name="ce210"/>
        <table:table-column table:style-name="co1" table:default-cell-style-name="ce207"/>
        <table:table-column table:style-name="co4" table:default-cell-style-name="ce211"/>
        <table:table-column table:style-name="co1" table:default-cell-style-name="ce211"/>
        <table:table-column table:style-name="co1" table:default-cell-style-name="ce216"/>
        <table:table-column table:style-name="co1" table:default-cell-style-name="ce219"/>
        <table:table-column table:style-name="co1" table:default-cell-style-name="ce223"/>
        <table:table-column table:style-name="co5" table:default-cell-style-name="ce228"/>
        <table:table-column table:style-name="co6" table:default-cell-style-name="ce178"/>
        <table:table-column table:style-name="co1" table:number-columns-repeated="1002" table:default-cell-style-name="ce178"/>
        <table:table-column table:style-name="co1" table:default-cell-style-name="ce237"/>
        <table:table-row table:style-name="ro1">
          <table:table-cell table:style-name="ce176" office:value-type="string" calcext:value-type="string" table:number-columns-spanned="6" table:number-rows-spanned="1">
            <text:p>Prematch</text:p>
          </table:table-cell>
          <table:covered-table-cell table:number-columns-repeated="3" table:style-name="ce179"/>
          <table:covered-table-cell table:style-name="ce180"/>
          <table:covered-table-cell table:style-name="ce179"/>
          <table:table-cell table:style-name="ce184" office:value-type="string" calcext:value-type="string" table:number-columns-spanned="3" table:number-rows-spanned="1">
            <text:p>Autonomous</text:p>
          </table:table-cell>
          <table:covered-table-cell table:style-name="ce187"/>
          <table:covered-table-cell table:style-name="ce193"/>
          <table:table-cell table:style-name="ce198" office:value-type="string" calcext:value-type="string" table:number-columns-spanned="5" table:number-rows-spanned="1">
            <text:p>Teleop </text:p>
          </table:table-cell>
          <table:covered-table-cell table:style-name="ce201"/>
          <table:covered-table-cell table:style-name="ce205"/>
          <table:covered-table-cell table:style-name="ce208"/>
          <table:covered-table-cell table:style-name="ce212"/>
          <table:table-cell table:style-name="ce214" office:value-type="string" calcext:value-type="string" table:number-columns-spanned="3" table:number-rows-spanned="1">
            <text:p>Endgame</text:p>
          </table:table-cell>
          <table:covered-table-cell table:style-name="ce218"/>
          <table:covered-table-cell table:style-name="ce221"/>
          <table:table-cell table:style-name="ce226" office:value-type="string" calcext:value-type="string" table:number-columns-spanned="4" table:number-rows-spanned="1">
            <text:p>Miscellaneous</text:p>
          </table:table-cell>
          <table:covered-table-cell table:style-name="ce229"/>
          <table:covered-table-cell table:style-name="ce231"/>
          <table:covered-table-cell table:style-name="ce233"/>
          <table:table-cell table:style-name="ce235" table:number-columns-repeated="1002"/>
          <table:table-cell/>
        </table:table-row>
        <table:table-row table:style-name="ro1">
          <table:table-cell table:style-name="ce177" office:value-type="string" calcext:value-type="string">
            <text:p>Scouter</text:p>
          </table:table-cell>
          <table:table-cell table:style-name="ce177" office:value-type="string" calcext:value-type="string">
            <text:p>Event</text:p>
          </table:table-cell>
          <table:table-cell table:style-name="ce177" office:value-type="string" calcext:value-type="string">
            <text:p>Match Level</text:p>
          </table:table-cell>
          <table:table-cell table:style-name="ce177" office:value-type="string" calcext:value-type="string">
            <text:p>Match #</text:p>
          </table:table-cell>
          <table:table-cell table:style-name="ce181" office:value-type="string" calcext:value-type="string">
            <text:p>Robot</text:p>
          </table:table-cell>
          <table:table-cell table:style-name="ce177" office:value-type="string" calcext:value-type="string">
            <text:p>Team #</text:p>
          </table:table-cell>
          <table:table-cell table:style-name="ce185" office:value-type="string" calcext:value-type="string">
            <text:p>Taxi</text:p>
          </table:table-cell>
          <table:table-cell table:style-name="ce188" office:value-type="string" calcext:value-type="string">
            <text:p>Cargo Scored</text:p>
          </table:table-cell>
          <table:table-cell table:style-name="ce194" office:value-type="string" calcext:value-type="string">
            <text:p>Target Goal</text:p>
          </table:table-cell>
          <table:table-cell table:style-name="ce199" office:value-type="string" calcext:value-type="string">
            <text:p>Shots Taken</text:p>
          </table:table-cell>
          <table:table-cell table:style-name="ce202" office:value-type="string" calcext:value-type="string">
            <text:p>Shot Accuracy</text:p>
          </table:table-cell>
          <table:table-cell table:style-name="ce206" office:value-type="string" calcext:value-type="string">
            <text:p>Target Goal</text:p>
          </table:table-cell>
          <table:table-cell table:style-name="ce209" office:value-type="string" calcext:value-type="string">
            <text:p>Cargo Intake</text:p>
          </table:table-cell>
          <table:table-cell table:style-name="ce213" office:value-type="string" calcext:value-type="string">
            <text:p>Shooting Spot</text:p>
          </table:table-cell>
          <table:table-cell table:style-name="ce215" office:value-type="string" calcext:value-type="string">
            <text:p>Attempted Climb</text:p>
          </table:table-cell>
          <table:table-cell table:style-name="ce215" office:value-type="string" calcext:value-type="string">
            <text:p>Successful Climb</text:p>
          </table:table-cell>
          <table:table-cell table:style-name="ce222" office:value-type="string" calcext:value-type="string">
            <text:p>Climb Time</text:p>
          </table:table-cell>
          <table:table-cell table:style-name="ce227" office:value-type="string" calcext:value-type="string">
            <text:p>Driver Skill</text:p>
          </table:table-cell>
          <table:table-cell table:style-name="ce230" office:value-type="string" calcext:value-type="string">
            <text:p>Defense Skill</text:p>
          </table:table-cell>
          <table:table-cell table:style-name="ce232" office:value-type="string" calcext:value-type="string">
            <text:p>Defense Tolerance</text:p>
          </table:table-cell>
          <table:table-cell table:style-name="ce234" office:value-type="string" calcext:value-type="string">
            <text:p>Comments</text:p>
          </table:table-cell>
          <table:table-cell table:style-name="ce236" table:number-columns-repeated="1002"/>
          <table:table-cell/>
        </table:table-row>
        <table:table-row table:style-name="ro1">
          <table:table-cell table:number-columns-repeated="7"/>
          <table:table-cell table:style-name="ce18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61</text:p>
          </table:table-cell>
          <table:table-cell/>
          <table:table-cell table:style-name="ce190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table:style-name="ce574"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Disabled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ll the air tank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95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table:style-name="ce178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126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style-name="ce200" office:value-type="string" calcext:value-type="string">
            <text:p>Some</text:p>
          </table:table-cell>
          <table:table-cell table:style-name="ce204" office:value-type="string" calcext:value-type="string">
            <text:p>Medium</text:p>
          </table:table-cell>
          <table:table-cell table:style-name="ce207" office:value-type="string" calcext:value-type="string">
            <text:p>High</text:p>
          </table:table-cell>
          <table:table-cell table:style-name="ce211" office:value-type="string" calcext:value-type="string">
            <text:p>Ground</text:p>
          </table:table-cell>
          <table:table-cell table:style-name="ce211" office:value-type="string" calcext:value-type="string">
            <text:p>Far</text:p>
          </table:table-cell>
          <table:table-cell table:style-name="ce216" office:value-type="float" office:value="4" calcext:value-type="float">
            <text:p>4</text:p>
          </table:table-cell>
          <table:table-cell table:style-name="ce219" office:value-type="float" office:value="4" calcext:value-type="float">
            <text:p>4</text:p>
          </table:table-cell>
          <table:table-cell table:style-name="ce223" office:value-type="string" calcext:value-type="string">
            <text:p>20-30</text:p>
          </table:table-cell>
          <table:table-cell table:style-name="ce228" office:value-type="string" calcext:value-type="string">
            <text:p>Not Observed</text:p>
          </table:table-cell>
          <table:table-cell table:number-columns-repeated="2" table:style-name="ce178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166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table:number-columns-repeated="6" office:value-type="string" calcext:value-type="string">
            <text:p>Not Observ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o</text:p>
          </table:table-cell>
          <table:table-cell table:style-name="ce569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/>
          <table:table-cell table:style-name="ce445"/>
          <table:table-cell table:number-columns-repeated="1002"/>
        </table:table-row>
        <table:table-row table:style-name="ro1">
          <table:table-cell table:number-columns-repeated="7"/>
          <table:table-cell table:style-name="ce569"/>
          <table:table-cell table:number-columns-repeated="13"/>
          <table:table-cell table:style-name="ce445"/>
          <table:table-cell table:number-columns-repeated="1002"/>
        </table:table-row>
        <table:table-row table:style-name="ro1">
          <table:table-cell table:number-columns-repeated="5"/>
          <table:table-cell office:value-type="string" calcext:value-type="string">
            <text:p>F_ 172</text:p>
          </table:table-cell>
          <table:table-cell/>
          <table:table-cell table:style-name="ce569"/>
          <table:table-cell table:number-columns-repeated="13"/>
          <table:table-cell table:style-name="ce445"/>
          <table:table-cell table:number-columns-repeated="1002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o</text:p>
          </table:table-cell>
          <table:table-cell table:style-name="ce569" office:value-type="string" calcext:value-type="string">
            <text:p>Not Observed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176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om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569"/>
          <table:table-cell table:number-columns-repeated="12"/>
          <table:table-cell office:value-type="string" calcext:value-type="string">
            <text:p>Hit when shooting, they tend to miss shots like that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string" calcext:value-type="string">
            <text:p>F_ 195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werve Turret. Missed half of shots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Tipped and ran over ball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228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237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o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238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o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Shut down partway through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High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467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table:style-name="ce569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table:number-columns-repeated="1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2"/>
          <table:table-cell office:value-type="string" calcext:value-type="string">
            <text:p>Tipped over, recovered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string" calcext:value-type="string">
            <text:p>F_ 509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Battery Dangling from bo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558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style-name="ce21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3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663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4"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3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3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1027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table:style-name="ce183" office:value-type="float" office:value="1027" calcext:value-type="float">
            <text:p>1027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Movement Difficulties 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3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No</text:p>
          </table:table-cell>
          <table:table-cell table:style-name="ce569" office:value-type="string" calcext:value-type="string">
            <text:p>Not Observed</text:p>
          </table:table-cell>
          <table:table-cell table:number-columns-repeated="12" office:value-type="string" calcext:value-type="string">
            <text:p>Not Observed</text:p>
          </table:table-cell>
          <table:table-cell office:value-type="string" calcext:value-type="string">
            <text:p>Not Pres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2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1073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No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No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1099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1768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02"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1991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3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3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ets caught on walls and almost falls a lo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3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2067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11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1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1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2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2648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2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2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2713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1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2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2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3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2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ipped onto ball, recovered.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2877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No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1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3146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1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No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3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-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1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3182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1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No</text:p>
          </table:table-cell>
          <table:table-cell table:style-name="ce569" office:value-type="string" calcext:value-type="string">
            <text:p>Not Observed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3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2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3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low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2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No</text:p>
          </table:table-cell>
          <table:table-cell table:style-name="ce569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Disabled, didn’t move the whole match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3461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3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No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5112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3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3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2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/>
          <table:table-cell table:style-name="ce223"/>
          <table:table-cell table:style-name="ce228"/>
          <table:table-cell table:number-columns-repeated="1001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1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9"/>
          <table:table-cell table:style-name="ce223"/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Didn’t log, just watched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string" calcext:value-type="string">
            <text:p>F_ 5494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1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2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1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2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5687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sabled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3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5846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table:style-name="ce569" office:value-type="string" calcext:value-type="string">
            <text:p>Not Observed</text:p>
          </table:table-cell>
          <table:table-cell table:number-columns-repeated="6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Turre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3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1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3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1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6153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3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3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6201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table:style-name="ce575"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1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3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6329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3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2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1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3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6690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3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1"/>
          <table:table-cell table:style-name="ce178"/>
          <table:table-cell office:value-type="string" calcext:value-type="string">
            <text:p>Recovered from being stuck on a ball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string" calcext:value-type="string">
            <text:p>F_ 6933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3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Collector struggled a lot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7153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style-name="ce178" office:value-type="string" calcext:value-type="string">
            <text:p>High</text:p>
          </table:table-cell>
          <table:table-cell table:style-name="ce178" office:value-type="string" calcext:value-type="string">
            <text:p>Both</text:p>
          </table:table-cell>
          <table:table-cell table:style-name="ce182" office:value-type="string" calcext:value-type="string">
            <text:p>Ground</text:p>
          </table:table-cell>
          <table:table-cell table:style-name="ce178" office:value-type="string" calcext:value-type="string">
            <text:p>Far</text:p>
          </table:table-cell>
          <table:table-cell table:style-name="ce186" office:value-type="string" calcext:value-type="string">
            <text:p>Not Attempted</text:p>
          </table:table-cell>
          <table:table-cell table:style-name="ce571" office:value-type="string" calcext:value-type="string">
            <text:p>Not Attempted</text:p>
          </table:table-cell>
          <table:table-cell table:style-name="ce195" office:value-type="string" calcext:value-type="string">
            <text:p>Not Attempted</text:p>
          </table:table-cell>
          <table:table-cell table:style-name="ce178" office:value-type="string" calcext:value-type="string">
            <text:p>Not Observed</text:p>
          </table:table-cell>
          <table:table-cell table:style-name="ce203" office:value-type="string" calcext:value-type="string">
            <text:p>Medium</text:p>
          </table:table-cell>
          <table:table-cell table:style-name="ce200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1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3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8023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3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3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3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8046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table:number-columns-repeated="6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1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3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_ 8889</text:p>
          </table:table-cell>
          <table:table-cell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float" office:value="8889" calcext:value-type="float">
            <text:p>8889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 office:value-type="float" office:value="8889" calcext:value-type="float">
            <text:p>8889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2</text:p>
          </table:table-cell>
          <table:table-cell office:value-type="float" office:value="8889" calcext:value-type="float">
            <text:p>8889</text:p>
          </table:table-cell>
          <table:table-cell office:value-type="string" calcext:value-type="string">
            <text:p>Yes</text:p>
          </table:table-cell>
          <table:table-cell table:style-name="ce569" office:value-type="string" calcext:value-type="string">
            <text:p>Not Observ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ecmp2</text:p>
          </table:table-cell>
          <table:table-cell office:value-type="string" calcext:value-type="string">
            <text:p>q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3</text:p>
          </table:table-cell>
          <table:table-cell office:value-type="float" office:value="8889" calcext:value-type="float">
            <text:p>8889</text:p>
          </table:table-cell>
          <table:table-cell office:value-type="string" calcext:value-type="string">
            <text:p>Yes</text:p>
          </table:table-cell>
          <table:table-cell table:style-name="ce569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necmp2 Total'.M252:'2022necmp2 Total'.M252 '2022necmp2 Total'.E1:'2022necmp2 Total'.E1048576">
            <calcext:condition calcext:apply-style-name="Red" calcext:value="begins-with(&quot;r&quot;)" calcext:base-cell-address="'2022necmp2 Total'.E1"/>
            <calcext:condition calcext:apply-style-name="Blue" calcext:value="begins-with(&quot;b&quot;)" calcext:base-cell-address="'2022necmp2 Total'.E1"/>
          </calcext:conditional-format>
          <calcext:conditional-format calcext:target-range-address="'2022necmp2 Total'.AMJ5:'2022necmp2 Total'.AMJ276 '2022necmp2 Total'.A277:'2022necmp2 Total'.AMJ1048576 '2022necmp2 Total'.W29:'2022necmp2 Total'.AA31 '2022necmp2 Total'.V20:'2022necmp2 Total'.AA28 '2022necmp2 Total'.V6:'2022necmp2 Total'.AA6 '2022necmp2 Total'.V7:'2022necmp2 Total'.AA19 '2022necmp2 Total'.AA4:'2022necmp2 Total'.AA5 '2022necmp2 Total'.V32:'2022necmp2 Total'.AA276 '2022necmp2 Total'.A4:'2022necmp2 Total'.H11 '2022necmp2 Total'.I6:'2022necmp2 Total'.I11 '2022necmp2 Total'.J5:'2022necmp2 Total'.U11 '2022necmp2 Total'.AMJ4:'2022necmp2 Total'.AMJ4 '2022necmp2 Total'.V5:'2022necmp2 Total'.Z5 '2022necmp2 Total'.AB4:'2022necmp2 Total'.AMI276 '2022necmp2 Total'.A1:'2022necmp2 Total'.AMJ3 '2022necmp2 Total'.I4:'2022necmp2 Total'.Z4 '2022necmp2 Total'.A12:'2022necmp2 Total'.U276">
            <calcext:condition calcext:apply-style-name="Not Observed" calcext:value="=&quot;Not Observed&quot;" calcext:base-cell-address="'2022necmp2 Total'.A1"/>
            <calcext:condition calcext:apply-style-name="Bad" calcext:value="=&quot;None&quot;" calcext:base-cell-address="'2022necmp2 Total'.A1"/>
            <calcext:condition calcext:apply-style-name="Not Attempted" calcext:value="=&quot;Not Attempted&quot;" calcext:base-cell-address="'2022necmp2 Total'.A1"/>
            <calcext:condition calcext:apply-style-name="Neutral" calcext:value="=&quot;Some&quot;" calcext:base-cell-address="'2022necmp2 Total'.A1"/>
            <calcext:condition calcext:apply-style-name="Good" calcext:value="=&quot;Lots&quot;" calcext:base-cell-address="'2022necmp2 Total'.A1"/>
          </calcext:conditional-format>
          <calcext:conditional-format calcext:target-range-address="'2022necmp2 Total'.R253:'2022necmp2 Total'.T1048576 '2022necmp2 Total'.V194:'2022necmp2 Total'.W194 '2022necmp2 Total'.T5:'2022necmp2 Total'.T18 '2022necmp2 Total'.P19:'2022necmp2 Total'.R19 '2022necmp2 Total'.T246:'2022necmp2 Total'.T251 '2022necmp2 Total'.T4:'2022necmp2 Total'.T4 '2022necmp2 Total'.R4:'2022necmp2 Total'.S18 '2022necmp2 Total'.R1:'2022necmp2 Total'.T3 '2022necmp2 Total'.R20:'2022necmp2 Total'.T195 '2022necmp2 Total'.R197:'2022necmp2 Total'.S251 '2022necmp2 Total'.T197:'2022necmp2 Total'.T244 '2022necmp2 Total'.R196:'2022necmp2 Total'.R251 '2022necmp2 Total'.S196:'2022necmp2 Total'.T196">
            <calcext:condition calcext:apply-style-name="Bad" calcext:value="=&quot;Low&quot;" calcext:base-cell-address="'2022necmp2 Total'.P1"/>
            <calcext:condition calcext:apply-style-name="Neutral" calcext:value="=&quot;Medium&quot;" calcext:base-cell-address="'2022necmp2 Total'.P1"/>
            <calcext:condition calcext:apply-style-name="Good" calcext:value="=&quot;High&quot;" calcext:base-cell-address="'2022necmp2 Total'.P1"/>
          </calcext:conditional-format>
          <calcext:conditional-format calcext:target-range-address="'2022necmp2 Total'.V194:'2022necmp2 Total'.V194 '2022necmp2 Total'.Q19:'2022necmp2 Total'.Q19 '2022necmp2 Total'.S1:'2022necmp2 Total'.S1048576 '2022necmp2 Total'.R196:'2022necmp2 Total'.R196">
            <calcext:condition calcext:apply-style-name="Not Attempted" calcext:value="=&quot;Didn’t Defend&quot;" calcext:base-cell-address="'2022necmp2 Total'.Q1"/>
          </calcext:conditional-format>
          <calcext:conditional-format calcext:target-range-address="'2022necmp2 Total'.W194:'2022necmp2 Total'.W194 '2022necmp2 Total'.R19:'2022necmp2 Total'.R19 '2022necmp2 Total'.T246:'2022necmp2 Total'.T1048576 '2022necmp2 Total'.T1:'2022necmp2 Total'.T244">
            <calcext:condition calcext:apply-style-name="Not Attempted" calcext:value="=&quot;Wasn’t Defended&quot;" calcext:base-cell-address="'2022necmp2 Total'.R1"/>
          </calcext:conditional-format>
          <calcext:conditional-format calcext:target-range-address="'2022necmp2 Total'.O253:'2022necmp2 Total'.P1048576 '2022necmp2 Total'.P5:'2022necmp2 Total'.P18 '2022necmp2 Total'.M19:'2022necmp2 Total'.N19 '2022necmp2 Total'.O20:'2022necmp2 Total'.P251 '2022necmp2 Total'.P4:'2022necmp2 Total'.P4 '2022necmp2 Total'.O4:'2022necmp2 Total'.O18 '2022necmp2 Total'.O1:'2022necmp2 Total'.P3">
            <calcext:condition calcext:apply-style-name="Bad" calcext:value="=1" calcext:base-cell-address="'2022necmp2 Total'.M1"/>
            <calcext:condition calcext:apply-style-name="Neutral" calcext:value="=2" calcext:base-cell-address="'2022necmp2 Total'.M1"/>
            <calcext:condition calcext:apply-style-name="Neutral Good" calcext:value="=3" calcext:base-cell-address="'2022necmp2 Total'.M1"/>
            <calcext:condition calcext:apply-style-name="Good" calcext:value="=4" calcext:base-cell-address="'2022necmp2 Total'.M1"/>
          </calcext:conditional-format>
          <calcext:conditional-format calcext:target-range-address="'2022necmp2 Total'.O19:'2022necmp2 Total'.O19 '2022necmp2 Total'.Q1:'2022necmp2 Total'.Q1048576">
            <calcext:condition calcext:apply-style-name="Good" calcext:value="=&quot;0-10&quot;" calcext:base-cell-address="'2022necmp2 Total'.O1"/>
            <calcext:condition calcext:apply-style-name="Neutral Good" calcext:value="=&quot;10-20&quot;" calcext:base-cell-address="'2022necmp2 Total'.O1"/>
            <calcext:condition calcext:apply-style-name="Neutral" calcext:value="=&quot;20-30&quot;" calcext:base-cell-address="'2022necmp2 Total'.O1"/>
            <calcext:condition calcext:apply-style-name="Bad" calcext:value="=&quot;&gt;30&quot;" calcext:base-cell-address="'2022necmp2 Total'.O1"/>
          </calcext:conditional-format>
          <calcext:conditional-format calcext:target-range-address="'2022necmp2 Total'.O252:'2022necmp2 Total'.O252 '2022necmp2 Total'.G1:'2022necmp2 Total'.G1048576">
            <calcext:condition calcext:apply-style-name="Good" calcext:value="=&quot;Yes&quot;" calcext:base-cell-address="'2022necmp2 Total'.G1"/>
            <calcext:condition calcext:apply-style-name="Bad" calcext:value="=&quot;No&quot;" calcext:base-cell-address="'2022necmp2 Total'.G1"/>
          </calcext:conditional-format>
          <calcext:conditional-format calcext:target-range-address="'2022necmp2 Total'.L253:'2022necmp2 Total'.M1048576 '2022necmp2 Total'.M5:'2022necmp2 Total'.M18 '2022necmp2 Total'.J19:'2022necmp2 Total'.K19 '2022necmp2 Total'.L20:'2022necmp2 Total'.M251 '2022necmp2 Total'.T252:'2022necmp2 Total'.T252 '2022necmp2 Total'.M4:'2022necmp2 Total'.M4 '2022necmp2 Total'.L4:'2022necmp2 Total'.L18 '2022necmp2 Total'.L1:'2022necmp2 Total'.M3">
            <calcext:condition calcext:apply-style-name="Both" calcext:value="=&quot;Both&quot;" calcext:base-cell-address="'2022necmp2 Total'.J1"/>
          </calcext:conditional-format>
          <calcext:conditional-format calcext:target-range-address="'2022necmp2 Total'.L19:'2022necmp2 Total'.L19 '2022necmp2 Total'.N1:'2022necmp2 Total'.N1048576">
            <calcext:condition calcext:apply-style-name="Option 1" calcext:value="=&quot;Close&quot;" calcext:base-cell-address="'2022necmp2 Total'.L1"/>
            <calcext:condition calcext:apply-style-name="Option 2" calcext:value="=&quot;Far&quot;" calcext:base-cell-address="'2022necmp2 Total'.L1"/>
            <calcext:condition calcext:apply-style-name="Both" calcext:value="=&quot;Adjustable&quot;" calcext:base-cell-address="'2022necmp2 Total'.L1"/>
          </calcext:conditional-format>
          <calcext:conditional-format calcext:target-range-address="'2022necmp2 Total'.J19:'2022necmp2 Total'.J19 '2022necmp2 Total'.T252:'2022necmp2 Total'.T252 '2022necmp2 Total'.L1:'2022necmp2 Total'.L1048576">
            <calcext:condition calcext:apply-style-name="Option 1" calcext:value="=&quot;Low&quot;" calcext:base-cell-address="'2022necmp2 Total'.J1"/>
            <calcext:condition calcext:apply-style-name="Option 2" calcext:value="=&quot;High&quot;" calcext:base-cell-address="'2022necmp2 Total'.J1"/>
          </calcext:conditional-format>
          <calcext:conditional-format calcext:target-range-address="'2022necmp2 Total'.K19:'2022necmp2 Total'.K19 '2022necmp2 Total'.M1:'2022necmp2 Total'.M1048576">
            <calcext:condition calcext:apply-style-name="Option 1" calcext:value="=&quot;Terminal&quot;" calcext:base-cell-address="'2022necmp2 Total'.K1"/>
            <calcext:condition calcext:apply-style-name="Option 2" calcext:value="=&quot;Ground&quot;" calcext:base-cell-address="'2022necmp2 Total'.K1"/>
          </calcext:conditional-format>
          <calcext:conditional-format calcext:target-range-address="'2022necmp2 Total'.S252:'2022necmp2 Total'.S252 '2022necmp2 Total'.K1:'2022necmp2 Total'.K1048576">
            <calcext:condition calcext:apply-style-name="Bad" calcext:value="=&quot;Low&quot;" calcext:base-cell-address="'2022necmp2 Total'.K1"/>
            <calcext:condition calcext:apply-style-name="Neutral" calcext:value="=&quot;Medium&quot;" calcext:base-cell-address="'2022necmp2 Total'.K1"/>
            <calcext:condition calcext:apply-style-name="Good" calcext:value="=&quot;High&quot;" calcext:base-cell-address="'2022necmp2 Total'.K1"/>
            <calcext:condition calcext:apply-style-name="Bad" calcext:value="=&quot;None&quot;" calcext:base-cell-address="'2022necmp2 Total'.K1"/>
          </calcext:conditional-format>
          <calcext:conditional-format calcext:target-range-address="'2022necmp2 Total'.Q252:'2022necmp2 Total'.Q252 '2022necmp2 Total'.I1:'2022necmp2 Total'.I1048576">
            <calcext:condition calcext:apply-style-name="Bad" calcext:value="=&quot;None&quot;" calcext:base-cell-address="'2022necmp2 Total'.I1"/>
            <calcext:condition calcext:apply-style-name="Option 1" calcext:value="=&quot;Low&quot;" calcext:base-cell-address="'2022necmp2 Total'.I1"/>
            <calcext:condition calcext:apply-style-name="Option 2" calcext:value="=&quot;High&quot;" calcext:base-cell-address="'2022necmp2 Total'.I1"/>
            <calcext:condition calcext:apply-style-name="Both" calcext:value="=&quot;Both&quot;" calcext:base-cell-address="'2022necmp2 Total'.I1"/>
          </calcext:conditional-format>
          <calcext:conditional-format calcext:target-range-address="'2022necmp2 Total'.H5:'2022necmp2 Total'.H1048576 '2022necmp2 Total'.H2:'2022necmp2 Total'.H2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necmp2 Total'.H5:'2022necmp2 Total'.H276 '2022necmp2 Total'.H2:'2022necmp2 Total'.H2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necmp2 Total'.P252:'2022necmp2 Total'.P252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necmp2 Total'.H1:'2022necmp2 Total'.H2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necmp2 Total'.H4:'2022necmp2 Total'.H4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necmp2 Total'.H4:'2022necmp2 Total'.H4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necmp2 Total'.H3:'2022necmp2 Total'.H3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necmp2 Total'.H3:'2022necmp2 Total'.H3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Info" table:style-name="ta1">
        <office:forms form:automatic-focus="false" form:apply-design-mode="false"/>
        <table:table-column table:style-name="co1" table:number-columns-repeated="3" table:default-cell-style-name="ce240"/>
        <table:table-column table:style-name="co2" table:default-cell-style-name="ce240"/>
        <table:table-column table:style-name="co1" table:default-cell-style-name="ce244"/>
        <table:table-column table:style-name="co1" table:default-cell-style-name="ce240"/>
        <table:table-column table:style-name="co1" table:default-cell-style-name="ce248"/>
        <table:table-column table:style-name="co1" table:default-cell-style-name="ce251"/>
        <table:table-column table:style-name="co3" table:default-cell-style-name="ce255"/>
        <table:table-column table:style-name="co3" table:default-cell-style-name="ce240"/>
        <table:table-column table:style-name="co1" table:default-cell-style-name="ce261"/>
        <table:table-column table:style-name="co1" table:default-cell-style-name="ce258"/>
        <table:table-column table:style-name="co1" table:default-cell-style-name="ce268"/>
        <table:table-column table:style-name="co1" table:default-cell-style-name="ce265"/>
        <table:table-column table:style-name="co4" table:default-cell-style-name="ce269"/>
        <table:table-column table:style-name="co1" table:default-cell-style-name="ce269"/>
        <table:table-column table:style-name="co1" table:default-cell-style-name="ce275"/>
        <table:table-column table:style-name="co1" table:default-cell-style-name="ce277"/>
        <table:table-column table:style-name="co1" table:default-cell-style-name="ce282"/>
        <table:table-column table:style-name="co5" table:default-cell-style-name="ce285"/>
        <table:table-column table:style-name="co6" table:default-cell-style-name="ce240"/>
        <table:table-column table:style-name="co1" table:number-columns-repeated="1002" table:default-cell-style-name="ce240"/>
        <table:table-column table:style-name="co1" table:default-cell-style-name="ce281"/>
        <table:table-row table:style-name="ro1">
          <table:table-cell table:style-name="ce238" office:value-type="string" calcext:value-type="string" table:number-columns-spanned="6" table:number-rows-spanned="1">
            <text:p>Prematch</text:p>
          </table:table-cell>
          <table:covered-table-cell table:number-columns-repeated="3" table:style-name="ce241"/>
          <table:covered-table-cell table:style-name="ce242"/>
          <table:covered-table-cell table:style-name="ce241"/>
          <table:table-cell table:style-name="ce246" office:value-type="string" calcext:value-type="string" table:number-columns-spanned="3" table:number-rows-spanned="1">
            <text:p>Autonomous</text:p>
          </table:table-cell>
          <table:covered-table-cell table:style-name="ce249"/>
          <table:covered-table-cell table:style-name="ce252"/>
          <table:table-cell table:style-name="ce256" office:value-type="string" calcext:value-type="string" table:number-columns-spanned="5" table:number-rows-spanned="1">
            <text:p>Teleop </text:p>
          </table:table-cell>
          <table:covered-table-cell table:style-name="ce259"/>
          <table:covered-table-cell table:style-name="ce263"/>
          <table:covered-table-cell table:style-name="ce266"/>
          <table:covered-table-cell table:style-name="ce270"/>
          <table:table-cell table:style-name="ce272" office:value-type="string" calcext:value-type="string" table:number-columns-spanned="3" table:number-rows-spanned="1">
            <text:p>Endgame</text:p>
          </table:table-cell>
          <table:covered-table-cell table:style-name="ce276"/>
          <table:covered-table-cell table:style-name="ce278"/>
          <table:table-cell table:style-name="ce283" office:value-type="string" calcext:value-type="string" table:number-columns-spanned="4" table:number-rows-spanned="1">
            <text:p>Miscellaneous</text:p>
          </table:table-cell>
          <table:covered-table-cell table:style-name="ce286"/>
          <table:covered-table-cell table:style-name="ce288"/>
          <table:covered-table-cell table:style-name="ce290"/>
          <table:table-cell table:style-name="ce292" table:number-columns-repeated="1002"/>
          <table:table-cell/>
        </table:table-row>
        <table:table-row table:style-name="ro1">
          <table:table-cell table:style-name="ce239" office:value-type="string" calcext:value-type="string">
            <text:p>Scouter</text:p>
          </table:table-cell>
          <table:table-cell table:style-name="ce239" office:value-type="string" calcext:value-type="string">
            <text:p>Event</text:p>
          </table:table-cell>
          <table:table-cell table:style-name="ce239" office:value-type="string" calcext:value-type="string">
            <text:p>Match Level</text:p>
          </table:table-cell>
          <table:table-cell table:style-name="ce239" office:value-type="string" calcext:value-type="string">
            <text:p>Match #</text:p>
          </table:table-cell>
          <table:table-cell table:style-name="ce243" office:value-type="string" calcext:value-type="string">
            <text:p>Robot</text:p>
          </table:table-cell>
          <table:table-cell table:style-name="ce239" office:value-type="string" calcext:value-type="string">
            <text:p>Team #</text:p>
          </table:table-cell>
          <table:table-cell table:style-name="ce247" office:value-type="string" calcext:value-type="string">
            <text:p>Taxi</text:p>
          </table:table-cell>
          <table:table-cell table:style-name="ce250" office:value-type="string" calcext:value-type="string">
            <text:p>Cargo Scored</text:p>
          </table:table-cell>
          <table:table-cell table:style-name="ce253" office:value-type="string" calcext:value-type="string">
            <text:p>Target Goal</text:p>
          </table:table-cell>
          <table:table-cell table:style-name="ce257" office:value-type="string" calcext:value-type="string">
            <text:p>Shots Taken</text:p>
          </table:table-cell>
          <table:table-cell table:style-name="ce260" office:value-type="string" calcext:value-type="string">
            <text:p>Shot Accuracy</text:p>
          </table:table-cell>
          <table:table-cell table:style-name="ce264" office:value-type="string" calcext:value-type="string">
            <text:p>Target Goal</text:p>
          </table:table-cell>
          <table:table-cell table:style-name="ce267" office:value-type="string" calcext:value-type="string">
            <text:p>Cargo Intake</text:p>
          </table:table-cell>
          <table:table-cell table:style-name="ce271" office:value-type="string" calcext:value-type="string">
            <text:p>Shooting Spot</text:p>
          </table:table-cell>
          <table:table-cell table:style-name="ce273" office:value-type="string" calcext:value-type="string">
            <text:p>Attempted Climb</text:p>
          </table:table-cell>
          <table:table-cell table:style-name="ce273" office:value-type="string" calcext:value-type="string">
            <text:p>Successful Climb</text:p>
          </table:table-cell>
          <table:table-cell table:style-name="ce279" office:value-type="string" calcext:value-type="string">
            <text:p>Climb Time</text:p>
          </table:table-cell>
          <table:table-cell table:style-name="ce284" office:value-type="string" calcext:value-type="string">
            <text:p>Driver Skill</text:p>
          </table:table-cell>
          <table:table-cell table:style-name="ce287" office:value-type="string" calcext:value-type="string">
            <text:p>Defense Skill</text:p>
          </table:table-cell>
          <table:table-cell table:style-name="ce289" office:value-type="string" calcext:value-type="string">
            <text:p>Defense Tolerance</text:p>
          </table:table-cell>
          <table:table-cell table:style-name="ce291" office:value-type="string" calcext:value-type="string">
            <text:p>Comments</text:p>
          </table:table-cell>
          <table:table-cell table:style-name="ce293" table:number-columns-repeated="1002"/>
          <table:table-cell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254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80"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Attempted</text:p>
          </table:table-cell>
          <table:table-cell table:style-name="ce281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oked disabl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style-name="ce27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table:style-name="ce245"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258" office:value-type="string" calcext:value-type="string">
            <text:p>Some</text:p>
          </table:table-cell>
          <table:table-cell table:style-name="ce262" office:value-type="string" calcext:value-type="string">
            <text:p>Low</text:p>
          </table:table-cell>
          <table:table-cell table:style-name="ce265" office:value-type="string" calcext:value-type="string">
            <text:p>Low</text:p>
          </table:table-cell>
          <table:table-cell table:style-name="ce269" office:value-type="string" calcext:value-type="string">
            <text:p>Ground</text:p>
          </table:table-cell>
          <table:table-cell table:style-name="ce269" office:value-type="string" calcext:value-type="string">
            <text:p>Not Observed</text:p>
          </table:table-cell>
          <table:table-cell table:style-name="ce275" office:value-type="string" calcext:value-type="string">
            <text:p>Not Attempted</text:p>
          </table:table-cell>
          <table:table-cell table:style-name="ce277" office:value-type="string" calcext:value-type="string">
            <text:p>Not Attempted</text:p>
          </table:table-cell>
          <table:table-cell table:style-name="ce282" office:value-type="string" calcext:value-type="string">
            <text:p>Not Attempted</text:p>
          </table:table-cell>
          <table:table-cell table:style-name="ce285" office:value-type="string" calcext:value-type="string">
            <text:p>Medium</text:p>
          </table:table-cell>
          <table:table-cell table:style-name="ce240" office:value-type="string" calcext:value-type="string">
            <text:p>Didn’t Defend</text:p>
          </table:table-cell>
          <table:table-cell table:style-name="ce240" office:value-type="string" calcext:value-type="string">
            <text:p>Wasn’t Defended</text:p>
          </table:table-cell>
          <table:table-cell/>
          <table:table-cell table:style-name="ce445"/>
          <table:table-cell table:number-columns-repeated="1002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Technical Difficulti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3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1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1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2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3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1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3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3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connect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2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3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3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crewed up friends aut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mabos Info'.E1:'2022mabos Info'.E1048576">
            <calcext:condition calcext:apply-style-name="Red" calcext:value="begins-with(&quot;r&quot;)" calcext:base-cell-address="'2022mabos Info'.E1"/>
            <calcext:condition calcext:apply-style-name="Blue" calcext:value="begins-with(&quot;b&quot;)" calcext:base-cell-address="'2022mabos Info'.E1"/>
          </calcext:conditional-format>
          <calcext:conditional-format calcext:target-range-address="'2022mabos Info'.A1:'2022mabos Info'.AMJ2 '2022mabos Info'.A14:'2022mabos Info'.AMJ1048576 '2022mabos Info'.A13:'2022mabos Info'.U13 '2022mabos Info'.W13:'2022mabos Info'.AMJ13 '2022mabos Info'.A8:'2022mabos Info'.AMJ12 '2022mabos Info'.A3:'2022mabos Info'.H7 '2022mabos Info'.J3:'2022mabos Info'.AMJ7 '2022mabos Info'.I4:'2022mabos Info'.I7">
            <calcext:condition calcext:apply-style-name="Not Observed" calcext:value="=&quot;Not Observed&quot;" calcext:base-cell-address="'2022mabos Info'.A1"/>
            <calcext:condition calcext:apply-style-name="Bad" calcext:value="=&quot;None&quot;" calcext:base-cell-address="'2022mabos Info'.A1"/>
            <calcext:condition calcext:apply-style-name="Not Attempted" calcext:value="=&quot;Not Attempted&quot;" calcext:base-cell-address="'2022mabos Info'.A1"/>
            <calcext:condition calcext:apply-style-name="Neutral" calcext:value="=&quot;Some&quot;" calcext:base-cell-address="'2022mabos Info'.A1"/>
            <calcext:condition calcext:apply-style-name="Good" calcext:value="=&quot;Lots&quot;" calcext:base-cell-address="'2022mabos Info'.A1"/>
          </calcext:conditional-format>
          <calcext:conditional-format calcext:target-range-address="'2022mabos Info'.R14:'2022mabos Info'.T1048576 '2022mabos Info'.R1:'2022mabos Info'.T12 '2022mabos Info'.P13:'2022mabos Info'.R13">
            <calcext:condition calcext:apply-style-name="Bad" calcext:value="=&quot;Low&quot;" calcext:base-cell-address="'2022mabos Info'.P1"/>
            <calcext:condition calcext:apply-style-name="Neutral" calcext:value="=&quot;Medium&quot;" calcext:base-cell-address="'2022mabos Info'.P1"/>
            <calcext:condition calcext:apply-style-name="Good" calcext:value="=&quot;High&quot;" calcext:base-cell-address="'2022mabos Info'.P1"/>
          </calcext:conditional-format>
          <calcext:conditional-format calcext:target-range-address="'2022mabos Info'.S14:'2022mabos Info'.S1048576 '2022mabos Info'.S1:'2022mabos Info'.S12 '2022mabos Info'.Q13:'2022mabos Info'.Q13">
            <calcext:condition calcext:apply-style-name="Not Attempted" calcext:value="=&quot;Didn’t Defend&quot;" calcext:base-cell-address="'2022mabos Info'.Q1"/>
          </calcext:conditional-format>
          <calcext:conditional-format calcext:target-range-address="'2022mabos Info'.T14:'2022mabos Info'.T1048576 '2022mabos Info'.T1:'2022mabos Info'.T12 '2022mabos Info'.R13:'2022mabos Info'.R13">
            <calcext:condition calcext:apply-style-name="Not Attempted" calcext:value="=&quot;Wasn’t Defended&quot;" calcext:base-cell-address="'2022mabos Info'.R1"/>
          </calcext:conditional-format>
          <calcext:conditional-format calcext:target-range-address="'2022mabos Info'.O14:'2022mabos Info'.P1048576 '2022mabos Info'.O1:'2022mabos Info'.P12 '2022mabos Info'.M13:'2022mabos Info'.N13">
            <calcext:condition calcext:apply-style-name="Bad" calcext:value="=1" calcext:base-cell-address="'2022mabos Info'.M1"/>
            <calcext:condition calcext:apply-style-name="Neutral" calcext:value="=2" calcext:base-cell-address="'2022mabos Info'.M1"/>
            <calcext:condition calcext:apply-style-name="Neutral Good" calcext:value="=3" calcext:base-cell-address="'2022mabos Info'.M1"/>
            <calcext:condition calcext:apply-style-name="Good" calcext:value="=4" calcext:base-cell-address="'2022mabos Info'.M1"/>
          </calcext:conditional-format>
          <calcext:conditional-format calcext:target-range-address="'2022mabos Info'.Q1:'2022mabos Info'.Q8 '2022mabos Info'.Q14:'2022mabos Info'.Q1048576 '2022mabos Info'.Q10:'2022mabos Info'.Q12 '2022mabos Info'.O13:'2022mabos Info'.O13">
            <calcext:condition calcext:apply-style-name="Good" calcext:value="=&quot;0-10&quot;" calcext:base-cell-address="'2022mabos Info'.O1"/>
            <calcext:condition calcext:apply-style-name="Neutral Good" calcext:value="=&quot;10-20&quot;" calcext:base-cell-address="'2022mabos Info'.O1"/>
            <calcext:condition calcext:apply-style-name="Neutral" calcext:value="=&quot;20-30&quot;" calcext:base-cell-address="'2022mabos Info'.O1"/>
            <calcext:condition calcext:apply-style-name="Bad" calcext:value="=&quot;&gt;30&quot;" calcext:base-cell-address="'2022mabos Info'.O1"/>
          </calcext:conditional-format>
          <calcext:conditional-format calcext:target-range-address="'2022mabos Info'.G1:'2022mabos Info'.G1048576">
            <calcext:condition calcext:apply-style-name="Good" calcext:value="=&quot;Yes&quot;" calcext:base-cell-address="'2022mabos Info'.G1"/>
            <calcext:condition calcext:apply-style-name="Bad" calcext:value="=&quot;No&quot;" calcext:base-cell-address="'2022mabos Info'.G1"/>
          </calcext:conditional-format>
          <calcext:conditional-format calcext:target-range-address="'2022mabos Info'.L14:'2022mabos Info'.M1048576 '2022mabos Info'.L1:'2022mabos Info'.M12 '2022mabos Info'.J13:'2022mabos Info'.K13">
            <calcext:condition calcext:apply-style-name="Both" calcext:value="=&quot;Both&quot;" calcext:base-cell-address="'2022mabos Info'.J1"/>
          </calcext:conditional-format>
          <calcext:conditional-format calcext:target-range-address="'2022mabos Info'.N14:'2022mabos Info'.N1048576 '2022mabos Info'.N1:'2022mabos Info'.N12 '2022mabos Info'.L13:'2022mabos Info'.L13">
            <calcext:condition calcext:apply-style-name="Option 1" calcext:value="=&quot;Close&quot;" calcext:base-cell-address="'2022mabos Info'.L1"/>
            <calcext:condition calcext:apply-style-name="Option 2" calcext:value="=&quot;Far&quot;" calcext:base-cell-address="'2022mabos Info'.L1"/>
            <calcext:condition calcext:apply-style-name="Both" calcext:value="=&quot;Adjustable&quot;" calcext:base-cell-address="'2022mabos Info'.L1"/>
          </calcext:conditional-format>
          <calcext:conditional-format calcext:target-range-address="'2022mabos Info'.L14:'2022mabos Info'.L1048576 '2022mabos Info'.L1:'2022mabos Info'.L12 '2022mabos Info'.J13:'2022mabos Info'.J13">
            <calcext:condition calcext:apply-style-name="Option 1" calcext:value="=&quot;Low&quot;" calcext:base-cell-address="'2022mabos Info'.J1"/>
            <calcext:condition calcext:apply-style-name="Option 2" calcext:value="=&quot;High&quot;" calcext:base-cell-address="'2022mabos Info'.J1"/>
          </calcext:conditional-format>
          <calcext:conditional-format calcext:target-range-address="'2022mabos Info'.M14:'2022mabos Info'.M1048576 '2022mabos Info'.M1:'2022mabos Info'.M12 '2022mabos Info'.K13:'2022mabos Info'.K13">
            <calcext:condition calcext:apply-style-name="Option 1" calcext:value="=&quot;Terminal&quot;" calcext:base-cell-address="'2022mabos Info'.K1"/>
            <calcext:condition calcext:apply-style-name="Option 2" calcext:value="=&quot;Ground&quot;" calcext:base-cell-address="'2022mabos Info'.K1"/>
          </calcext:conditional-format>
          <calcext:conditional-format calcext:target-range-address="'2022mabos Info'.K1:'2022mabos Info'.K1048576">
            <calcext:condition calcext:apply-style-name="Bad" calcext:value="=&quot;Low&quot;" calcext:base-cell-address="'2022mabos Info'.K1"/>
            <calcext:condition calcext:apply-style-name="Neutral" calcext:value="=&quot;Medium&quot;" calcext:base-cell-address="'2022mabos Info'.K1"/>
            <calcext:condition calcext:apply-style-name="Good" calcext:value="=&quot;High&quot;" calcext:base-cell-address="'2022mabos Info'.K1"/>
            <calcext:condition calcext:apply-style-name="Bad" calcext:value="=&quot;None&quot;" calcext:base-cell-address="'2022mabos Info'.K1"/>
          </calcext:conditional-format>
          <calcext:conditional-format calcext:target-range-address="'2022mabos Info'.I1:'2022mabos Info'.I1048576">
            <calcext:condition calcext:apply-style-name="Bad" calcext:value="=&quot;None&quot;" calcext:base-cell-address="'2022mabos Info'.I1"/>
            <calcext:condition calcext:apply-style-name="Option 1" calcext:value="=&quot;Low&quot;" calcext:base-cell-address="'2022mabos Info'.I1"/>
            <calcext:condition calcext:apply-style-name="Option 2" calcext:value="=&quot;High&quot;" calcext:base-cell-address="'2022mabos Info'.I1"/>
            <calcext:condition calcext:apply-style-name="Both" calcext:value="=&quot;Both&quot;" calcext:base-cell-address="'2022mabos Info'.I1"/>
          </calcext:conditional-format>
          <calcext:conditional-format calcext:target-range-address="'2022mabos Info'.H1:'2022mabos Info'.H104857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Total" table:style-name="ta1">
        <office:forms form:automatic-focus="false" form:apply-design-mode="false"/>
        <table:table-column table:style-name="co1" table:number-columns-repeated="3" table:default-cell-style-name="ce296"/>
        <table:table-column table:style-name="co2" table:default-cell-style-name="ce296"/>
        <table:table-column table:style-name="co1" table:default-cell-style-name="ce300"/>
        <table:table-column table:style-name="co1" table:default-cell-style-name="ce296"/>
        <table:table-column table:style-name="co1" table:default-cell-style-name="ce304"/>
        <table:table-column table:style-name="co1" table:default-cell-style-name="ce307"/>
        <table:table-column table:style-name="co3" table:default-cell-style-name="ce309"/>
        <table:table-column table:style-name="co3" table:default-cell-style-name="ce296"/>
        <table:table-column table:style-name="co1" table:default-cell-style-name="ce320"/>
        <table:table-column table:style-name="co1" table:default-cell-style-name="ce317"/>
        <table:table-column table:style-name="co1" table:default-cell-style-name="ce327"/>
        <table:table-column table:style-name="co1" table:default-cell-style-name="ce324"/>
        <table:table-column table:style-name="co4" table:default-cell-style-name="ce328"/>
        <table:table-column table:style-name="co1" table:default-cell-style-name="ce328"/>
        <table:table-column table:style-name="co1" table:default-cell-style-name="ce333"/>
        <table:table-column table:style-name="co1" table:default-cell-style-name="ce336"/>
        <table:table-column table:style-name="co1" table:default-cell-style-name="ce339"/>
        <table:table-column table:style-name="co5" table:default-cell-style-name="ce344"/>
        <table:table-column table:style-name="co6" table:default-cell-style-name="ce296"/>
        <table:table-column table:style-name="co1" table:number-columns-repeated="998" table:default-cell-style-name="ce296"/>
        <table:table-column table:style-name="co1" table:default-cell-style-name="ce353"/>
        <table:table-column table:style-name="co1" table:number-columns-repeated="4" table:default-cell-style-name="ce354"/>
        <table:table-row table:style-name="ro1">
          <table:table-cell table:style-name="ce294" office:value-type="string" calcext:value-type="string" table:number-columns-spanned="6" table:number-rows-spanned="1">
            <text:p>Prematch</text:p>
          </table:table-cell>
          <table:covered-table-cell table:number-columns-repeated="3" table:style-name="ce297"/>
          <table:covered-table-cell table:style-name="ce298"/>
          <table:covered-table-cell table:style-name="ce297"/>
          <table:table-cell table:style-name="ce302" office:value-type="string" calcext:value-type="string" table:number-columns-spanned="3" table:number-rows-spanned="1">
            <text:p>Autonomous</text:p>
          </table:table-cell>
          <table:covered-table-cell table:style-name="ce305"/>
          <table:covered-table-cell table:style-name="ce311"/>
          <table:table-cell table:style-name="ce315" office:value-type="string" calcext:value-type="string" table:number-columns-spanned="5" table:number-rows-spanned="1">
            <text:p>Teleop </text:p>
          </table:table-cell>
          <table:covered-table-cell table:style-name="ce318"/>
          <table:covered-table-cell table:style-name="ce322"/>
          <table:covered-table-cell table:style-name="ce325"/>
          <table:covered-table-cell table:style-name="ce329"/>
          <table:table-cell table:style-name="ce331" office:value-type="string" calcext:value-type="string" table:number-columns-spanned="3" table:number-rows-spanned="1">
            <text:p>Endgame</text:p>
          </table:table-cell>
          <table:covered-table-cell table:style-name="ce335"/>
          <table:covered-table-cell table:style-name="ce337"/>
          <table:table-cell table:style-name="ce342" office:value-type="string" calcext:value-type="string" table:number-columns-spanned="4" table:number-rows-spanned="1">
            <text:p>Miscellaneous</text:p>
          </table:table-cell>
          <table:covered-table-cell table:style-name="ce345"/>
          <table:covered-table-cell table:style-name="ce347"/>
          <table:covered-table-cell table:style-name="ce349"/>
          <table:table-cell table:style-name="ce351" table:number-columns-repeated="998"/>
          <table:table-cell table:number-columns-repeated="5"/>
        </table:table-row>
        <table:table-row table:style-name="ro1">
          <table:table-cell table:style-name="ce295" office:value-type="string" calcext:value-type="string">
            <text:p>Scouter</text:p>
          </table:table-cell>
          <table:table-cell table:style-name="ce295" office:value-type="string" calcext:value-type="string">
            <text:p>Event</text:p>
          </table:table-cell>
          <table:table-cell table:style-name="ce295" office:value-type="string" calcext:value-type="string">
            <text:p>Match Level</text:p>
          </table:table-cell>
          <table:table-cell table:style-name="ce295" office:value-type="string" calcext:value-type="string">
            <text:p>Match #</text:p>
          </table:table-cell>
          <table:table-cell table:style-name="ce299" office:value-type="string" calcext:value-type="string">
            <text:p>Robot</text:p>
          </table:table-cell>
          <table:table-cell table:style-name="ce295" office:value-type="string" calcext:value-type="string">
            <text:p>Team #</text:p>
          </table:table-cell>
          <table:table-cell table:style-name="ce303" office:value-type="string" calcext:value-type="string">
            <text:p>Taxi</text:p>
          </table:table-cell>
          <table:table-cell table:style-name="ce306" office:value-type="string" calcext:value-type="string">
            <text:p>Cargo Scored</text:p>
          </table:table-cell>
          <table:table-cell table:style-name="ce312" office:value-type="string" calcext:value-type="string">
            <text:p>Target Goal</text:p>
          </table:table-cell>
          <table:table-cell table:style-name="ce316" office:value-type="string" calcext:value-type="string">
            <text:p>Shots Taken</text:p>
          </table:table-cell>
          <table:table-cell table:style-name="ce319" office:value-type="string" calcext:value-type="string">
            <text:p>Shot Accuracy</text:p>
          </table:table-cell>
          <table:table-cell table:style-name="ce323" office:value-type="string" calcext:value-type="string">
            <text:p>Target Goal</text:p>
          </table:table-cell>
          <table:table-cell table:style-name="ce326" office:value-type="string" calcext:value-type="string">
            <text:p>Cargo Intake</text:p>
          </table:table-cell>
          <table:table-cell table:style-name="ce330" office:value-type="string" calcext:value-type="string">
            <text:p>Shooting Spot</text:p>
          </table:table-cell>
          <table:table-cell table:style-name="ce332" office:value-type="string" calcext:value-type="string">
            <text:p>Attempted Climb</text:p>
          </table:table-cell>
          <table:table-cell table:style-name="ce332" office:value-type="string" calcext:value-type="string">
            <text:p>Successful Climb</text:p>
          </table:table-cell>
          <table:table-cell table:style-name="ce338" office:value-type="string" calcext:value-type="string">
            <text:p>Climb Time</text:p>
          </table:table-cell>
          <table:table-cell table:style-name="ce343" office:value-type="string" calcext:value-type="string">
            <text:p>Driver Skill</text:p>
          </table:table-cell>
          <table:table-cell table:style-name="ce346" office:value-type="string" calcext:value-type="string">
            <text:p>Defense Skill</text:p>
          </table:table-cell>
          <table:table-cell table:style-name="ce348" office:value-type="string" calcext:value-type="string">
            <text:p>Defense Tolerance</text:p>
          </table:table-cell>
          <table:table-cell table:style-name="ce350" office:value-type="string" calcext:value-type="string">
            <text:p>Comments</text:p>
          </table:table-cell>
          <table:table-cell table:style-name="ce352" table:number-columns-repeated="998"/>
          <table:table-cell table:number-columns-repeated="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313"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table:style-name="ce561"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Technical Difficulti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96"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style-name="ce317" office:value-type="string" calcext:value-type="string">
            <text:p>None</text:p>
          </table:table-cell>
          <table:table-cell table:style-name="ce321" office:value-type="string" calcext:value-type="string">
            <text:p>Not Observed</text:p>
          </table:table-cell>
          <table:table-cell table:style-name="ce324" office:value-type="string" calcext:value-type="string">
            <text:p>Not Observed</text:p>
          </table:table-cell>
          <table:table-cell table:number-columns-repeated="2" table:style-name="ce328" office:value-type="string" calcext:value-type="string">
            <text:p>Not Observed</text:p>
          </table:table-cell>
          <table:table-cell table:style-name="ce333" office:value-type="float" office:value="2" calcext:value-type="float">
            <text:p>2</text:p>
          </table:table-cell>
          <table:table-cell table:style-name="ce336" office:value-type="float" office:value="2" calcext:value-type="float">
            <text:p>2</text:p>
          </table:table-cell>
          <table:table-cell table:style-name="ce339" office:value-type="string" calcext:value-type="string">
            <text:p>10-20</text:p>
          </table:table-cell>
          <table:table-cell table:style-name="ce344" office:value-type="string" calcext:value-type="string">
            <text:p>Low</text:p>
          </table:table-cell>
          <table:table-cell table:style-name="ce296" office:value-type="string" calcext:value-type="string">
            <text:p>Didn’t Defend</text:p>
          </table:table-cell>
          <table:table-cell table:style-name="ce296"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9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table:style-name="ce309" office:value-type="string" calcext:value-type="string">
            <text:p>None</text:p>
          </table:table-cell>
          <table:table-cell table:style-name="ce309" office:value-type="string" calcext:value-type="string">
            <text:p>Not Observed</text:p>
          </table:table-cell>
          <table:table-cell table:style-name="ce309" office:value-type="string" calcext:value-type="string">
            <text:p>High</text:p>
          </table:table-cell>
          <table:table-cell table:style-name="ce309" office:value-type="string" calcext:value-type="string">
            <text:p>Not Observed</text:p>
          </table:table-cell>
          <table:table-cell table:style-name="ce309"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Prone to Tipping/Top Heavy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08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25</text:p>
          </table:table-cell>
          <table:table-cell office:value-type="string" calcext:value-type="string">
            <text:p>Yes</text:p>
          </table:table-cell>
          <table:table-cell table:style-name="ce309" office:value-type="float" office:value="5" calcext:value-type="float">
            <text:p>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style-name="ce309" office:value-type="string" calcext:value-type="string">
            <text:p>High</text:p>
          </table:table-cell>
          <table:table-cell table:style-name="ce309"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table:style-name="ce309" office:value-type="string" calcext:value-type="string">
            <text:p>Didn’t Defend</text:p>
          </table:table-cell>
          <table:table-cell table:style-name="ce309"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01</text:p>
          </table:table-cell>
          <table:table-cell office:value-type="string" calcext:value-type="string">
            <text:p>Yes</text:p>
          </table:table-cell>
          <table:table-cell table:style-name="ce309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40"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3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7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Attempted</text:p>
          </table:table-cell>
          <table:table-cell table:style-name="ce341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oked disabl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style-name="ce309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table:style-name="ce309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office:value-type="string" calcext:value-type="string">
            <text:p>Has Disabled In Match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style-name="ce33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ycle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3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Reliable Climb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table:style-name="ce301"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1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2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limb. Also overshoots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3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314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2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crewed up friends auton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style-name="ce309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309"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sruptive Auton. Can Maybe Climb, but Very Slow and Difficult.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49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limb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3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limb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5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Reliable Cycle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68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Auton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Watc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73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752</text:p>
          </table:table-cell>
          <table:table-cell office:value-type="string" calcext:value-type="string">
            <text:p>Yes</text:p>
          </table:table-cell>
          <table:table-cell table:style-name="ce3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table:style-name="ce309"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abled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1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Climb Usually 3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3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328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t Tipped Over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3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52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style-name="ce309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763</text:p>
          </table:table-cell>
          <table:table-cell office:value-type="string" calcext:value-type="string">
            <text:p>Yes</text:p>
          </table:table-cell>
          <table:table-cell table:style-name="ce309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1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connected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connected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860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style-name="ce309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Taxi</text:p>
          </table:table-cell>
          <table:table-cell table:number-columns-repeated="1003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mabos Total'.E1:'2022mabos Total'.E1048576">
            <calcext:condition calcext:apply-style-name="Red" calcext:value="begins-with(&quot;r&quot;)" calcext:base-cell-address="'2022mabos Total'.E1"/>
            <calcext:condition calcext:apply-style-name="Blue" calcext:value="begins-with(&quot;b&quot;)" calcext:base-cell-address="'2022mabos Total'.E1"/>
          </calcext:conditional-format>
          <calcext:conditional-format calcext:target-range-address="'2022mabos Total'.A1:'2022mabos Total'.AMJ2 '2022mabos Total'.A3:'2022mabos Total'.H10 '2022mabos Total'.J3:'2022mabos Total'.AMJ11 '2022mabos Total'.I4:'2022mabos Total'.I11 '2022mabos Total'.A11:'2022mabos Total'.E11 '2022mabos Total'.G11:'2022mabos Total'.H11 '2022mabos Total'.A12:'2022mabos Total'.AMJ1048576">
            <calcext:condition calcext:apply-style-name="Not Observed" calcext:value="=&quot;Not Observed&quot;" calcext:base-cell-address="'2022mabos Total'.A1"/>
            <calcext:condition calcext:apply-style-name="Bad" calcext:value="=&quot;None&quot;" calcext:base-cell-address="'2022mabos Total'.A1"/>
            <calcext:condition calcext:apply-style-name="Not Attempted" calcext:value="=&quot;Not Attempted&quot;" calcext:base-cell-address="'2022mabos Total'.A1"/>
            <calcext:condition calcext:apply-style-name="Neutral" calcext:value="=&quot;Some&quot;" calcext:base-cell-address="'2022mabos Total'.A1"/>
            <calcext:condition calcext:apply-style-name="Good" calcext:value="=&quot;Lots&quot;" calcext:base-cell-address="'2022mabos Total'.A1"/>
          </calcext:conditional-format>
          <calcext:conditional-format calcext:target-range-address="'2022mabos Total'.S31:'2022mabos Total'.T1048576 '2022mabos Total'.R1:'2022mabos Total'.T20 '2022mabos Total'.P21:'2022mabos Total'.R21 '2022mabos Total'.R22:'2022mabos Total'.T26 '2022mabos Total'.R27:'2022mabos Total'.R1048576 '2022mabos Total'.S27:'2022mabos Total'.T29">
            <calcext:condition calcext:apply-style-name="Bad" calcext:value="=&quot;Low&quot;" calcext:base-cell-address="'2022mabos Total'.P1"/>
            <calcext:condition calcext:apply-style-name="Neutral" calcext:value="=&quot;Medium&quot;" calcext:base-cell-address="'2022mabos Total'.P1"/>
            <calcext:condition calcext:apply-style-name="Good" calcext:value="=&quot;High&quot;" calcext:base-cell-address="'2022mabos Total'.P1"/>
          </calcext:conditional-format>
          <calcext:conditional-format calcext:target-range-address="'2022mabos Total'.S1:'2022mabos Total'.S20 '2022mabos Total'.Q21:'2022mabos Total'.Q21 '2022mabos Total'.S31:'2022mabos Total'.S1048576 '2022mabos Total'.S22:'2022mabos Total'.S29">
            <calcext:condition calcext:apply-style-name="Not Attempted" calcext:value="=&quot;Didn’t Defend&quot;" calcext:base-cell-address="'2022mabos Total'.Q1"/>
          </calcext:conditional-format>
          <calcext:conditional-format calcext:target-range-address="'2022mabos Total'.T1:'2022mabos Total'.T20 '2022mabos Total'.R21:'2022mabos Total'.R21 '2022mabos Total'.T31:'2022mabos Total'.T1048576 '2022mabos Total'.T22:'2022mabos Total'.T29">
            <calcext:condition calcext:apply-style-name="Not Attempted" calcext:value="=&quot;Wasn’t Defended&quot;" calcext:base-cell-address="'2022mabos Total'.R1"/>
          </calcext:conditional-format>
          <calcext:conditional-format calcext:target-range-address="'2022mabos Total'.O1:'2022mabos Total'.P20 '2022mabos Total'.M21:'2022mabos Total'.N21 '2022mabos Total'.O188:'2022mabos Total'.P1048576 '2022mabos Total'.P22:'2022mabos Total'.P129 '2022mabos Total'.O22:'2022mabos Total'.O186 '2022mabos Total'.P131:'2022mabos Total'.P186">
            <calcext:condition calcext:apply-style-name="Bad" calcext:value="=1" calcext:base-cell-address="'2022mabos Total'.M1"/>
            <calcext:condition calcext:apply-style-name="Neutral" calcext:value="=2" calcext:base-cell-address="'2022mabos Total'.M1"/>
            <calcext:condition calcext:apply-style-name="Neutral Good" calcext:value="=3" calcext:base-cell-address="'2022mabos Total'.M1"/>
            <calcext:condition calcext:apply-style-name="Good" calcext:value="=4" calcext:base-cell-address="'2022mabos Total'.M1"/>
          </calcext:conditional-format>
          <calcext:conditional-format calcext:target-range-address="'2022mabos Total'.Q1:'2022mabos Total'.Q12 '2022mabos Total'.Q14:'2022mabos Total'.Q20 '2022mabos Total'.O21:'2022mabos Total'.O21 '2022mabos Total'.Q22:'2022mabos Total'.Q1048576">
            <calcext:condition calcext:apply-style-name="Good" calcext:value="=&quot;0-10&quot;" calcext:base-cell-address="'2022mabos Total'.O1"/>
            <calcext:condition calcext:apply-style-name="Neutral Good" calcext:value="=&quot;10-20&quot;" calcext:base-cell-address="'2022mabos Total'.O1"/>
            <calcext:condition calcext:apply-style-name="Neutral" calcext:value="=&quot;20-30&quot;" calcext:base-cell-address="'2022mabos Total'.O1"/>
            <calcext:condition calcext:apply-style-name="Bad" calcext:value="=&quot;&gt;30&quot;" calcext:base-cell-address="'2022mabos Total'.O1"/>
          </calcext:conditional-format>
          <calcext:conditional-format calcext:target-range-address="'2022mabos Total'.G1:'2022mabos Total'.G1048576">
            <calcext:condition calcext:apply-style-name="Good" calcext:value="=&quot;Yes&quot;" calcext:base-cell-address="'2022mabos Total'.G1"/>
            <calcext:condition calcext:apply-style-name="Bad" calcext:value="=&quot;No&quot;" calcext:base-cell-address="'2022mabos Total'.G1"/>
          </calcext:conditional-format>
          <calcext:conditional-format calcext:target-range-address="'2022mabos Total'.L31:'2022mabos Total'.M1048576 '2022mabos Total'.L1:'2022mabos Total'.M20 '2022mabos Total'.J21:'2022mabos Total'.K21 '2022mabos Total'.L22:'2022mabos Total'.M23 '2022mabos Total'.L25:'2022mabos Total'.M29">
            <calcext:condition calcext:apply-style-name="Both" calcext:value="=&quot;Both&quot;" calcext:base-cell-address="'2022mabos Total'.J1"/>
          </calcext:conditional-format>
          <calcext:conditional-format calcext:target-range-address="'2022mabos Total'.N1:'2022mabos Total'.N20 '2022mabos Total'.L21:'2022mabos Total'.L21 '2022mabos Total'.N78:'2022mabos Total'.N1048576 '2022mabos Total'.N22:'2022mabos Total'.N23 '2022mabos Total'.N25:'2022mabos Total'.N76">
            <calcext:condition calcext:apply-style-name="Option 1" calcext:value="=&quot;Close&quot;" calcext:base-cell-address="'2022mabos Total'.L1"/>
            <calcext:condition calcext:apply-style-name="Option 2" calcext:value="=&quot;Far&quot;" calcext:base-cell-address="'2022mabos Total'.L1"/>
            <calcext:condition calcext:apply-style-name="Both" calcext:value="=&quot;Adjustable&quot;" calcext:base-cell-address="'2022mabos Total'.L1"/>
          </calcext:conditional-format>
          <calcext:conditional-format calcext:target-range-address="'2022mabos Total'.L1:'2022mabos Total'.L20 '2022mabos Total'.J21:'2022mabos Total'.J21 '2022mabos Total'.L31:'2022mabos Total'.L1048576 '2022mabos Total'.L22:'2022mabos Total'.L23 '2022mabos Total'.L25:'2022mabos Total'.L29">
            <calcext:condition calcext:apply-style-name="Option 1" calcext:value="=&quot;Low&quot;" calcext:base-cell-address="'2022mabos Total'.J1"/>
            <calcext:condition calcext:apply-style-name="Option 2" calcext:value="=&quot;High&quot;" calcext:base-cell-address="'2022mabos Total'.J1"/>
          </calcext:conditional-format>
          <calcext:conditional-format calcext:target-range-address="'2022mabos Total'.M1:'2022mabos Total'.M20 '2022mabos Total'.K21:'2022mabos Total'.K21 '2022mabos Total'.M31:'2022mabos Total'.M1048576 '2022mabos Total'.M22:'2022mabos Total'.M23 '2022mabos Total'.M25:'2022mabos Total'.M29">
            <calcext:condition calcext:apply-style-name="Option 1" calcext:value="=&quot;Terminal&quot;" calcext:base-cell-address="'2022mabos Total'.K1"/>
            <calcext:condition calcext:apply-style-name="Option 2" calcext:value="=&quot;Ground&quot;" calcext:base-cell-address="'2022mabos Total'.K1"/>
          </calcext:conditional-format>
          <calcext:conditional-format calcext:target-range-address="'2022mabos Total'.K274:'2022mabos Total'.K1048576 '2022mabos Total'.K1:'2022mabos Total'.K23 '2022mabos Total'.K25:'2022mabos Total'.K76 '2022mabos Total'.K78:'2022mabos Total'.K129 '2022mabos Total'.K131:'2022mabos Total'.K225 '2022mabos Total'.K227:'2022mabos Total'.K272">
            <calcext:condition calcext:apply-style-name="Bad" calcext:value="=&quot;Low&quot;" calcext:base-cell-address="'2022mabos Total'.K1"/>
            <calcext:condition calcext:apply-style-name="Neutral" calcext:value="=&quot;Medium&quot;" calcext:base-cell-address="'2022mabos Total'.K1"/>
            <calcext:condition calcext:apply-style-name="Good" calcext:value="=&quot;High&quot;" calcext:base-cell-address="'2022mabos Total'.K1"/>
            <calcext:condition calcext:apply-style-name="Bad" calcext:value="=&quot;None&quot;" calcext:base-cell-address="'2022mabos Total'.K1"/>
          </calcext:conditional-format>
          <calcext:conditional-format calcext:target-range-address="'2022mabos Total'.J24:'2022mabos Total'.N24 '2022mabos Total'.H30:'2022mabos Total'.H30 '2022mabos Total'.L30:'2022mabos Total'.M30 '2022mabos Total'.S30:'2022mabos Total'.T30 '2022mabos Total'.H45:'2022mabos Total'.H45 '2022mabos Total'.K77:'2022mabos Total'.K77 '2022mabos Total'.N77:'2022mabos Total'.N77 '2022mabos Total'.K130:'2022mabos Total'.K130 '2022mabos Total'.P130:'2022mabos Total'.P130 '2022mabos Total'.O187:'2022mabos Total'.P187 '2022mabos Total'.K226:'2022mabos Total'.K226 '2022mabos Total'.H242:'2022mabos Total'.H242 '2022mabos Total'.I1:'2022mabos Total'.I1048576 '2022mabos Total'.K273:'2022mabos Total'.K273">
            <calcext:condition calcext:apply-style-name="Bad" calcext:value="=&quot;None&quot;" calcext:base-cell-address="'2022mabos Total'.H1"/>
            <calcext:condition calcext:apply-style-name="Option 1" calcext:value="=&quot;Low&quot;" calcext:base-cell-address="'2022mabos Total'.H1"/>
            <calcext:condition calcext:apply-style-name="Option 2" calcext:value="=&quot;High&quot;" calcext:base-cell-address="'2022mabos Total'.H1"/>
            <calcext:condition calcext:apply-style-name="Both" calcext:value="=&quot;Both&quot;" calcext:base-cell-address="'2022mabos Total'.H1"/>
          </calcext:conditional-format>
          <calcext:conditional-format calcext:target-range-address="'2022mabos Total'.H243:'2022mabos Total'.H1048576 '2022mabos Total'.H1:'2022mabos Total'.H25 '2022mabos Total'.H27:'2022mabos Total'.H29 '2022mabos Total'.H31:'2022mabos Total'.H44 '2022mabos Total'.H46:'2022mabos Total'.H186 '2022mabos Total'.H188:'2022mabos Total'.H24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mabos Total'.H26:'2022mabos Total'.H2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mabos Total'.H187:'2022mabos Total'.H187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Formatted" table:style-name="ta1">
        <table:table-column table:style-name="co1" table:default-cell-style-name="ce618"/>
        <table:table-column table:style-name="co1" table:default-cell-style-name="ce620"/>
        <table:table-column table:style-name="co1" table:default-cell-style-name="ce623"/>
        <table:table-column table:style-name="co1" table:default-cell-style-name="ce620"/>
        <table:table-column table:style-name="co1" table:number-columns-repeated="1020" table:default-cell-style-name="Default"/>
        <table:table-row table:style-name="ro1">
          <table:table-cell table:style-name="ce616" office:value-type="string" calcext:value-type="string">
            <text:p>If 95 #1</text:p>
          </table:table-cell>
          <table:table-cell table:style-name="ce616"/>
          <table:table-cell table:style-name="ce621" office:value-type="string" calcext:value-type="string">
            <text:p>If 95 !#1</text:p>
          </table:table-cell>
          <table:table-cell table:style-name="ce621"/>
          <table:table-cell table:number-columns-repeated="4"/>
          <table:table-cell office:value-type="string" calcext:value-type="string">
            <text:p>Notes:</text:p>
          </table:table-cell>
          <table:table-cell table:number-columns-repeated="1015"/>
        </table:table-row>
        <table:table-row table:style-name="ro1">
          <table:table-cell table:style-name="ce617"/>
          <table:table-cell table:style-name="ce616"/>
          <table:table-cell table:style-name="ce622"/>
          <table:table-cell table:style-name="ce621"/>
          <table:table-cell table:number-columns-repeated="4"/>
          <table:table-cell office:value-type="string" calcext:value-type="string">
            <text:p>Check top 7’s drive train for defensive capabiliti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efense Strat: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8" calcext:value-type="float">
            <text:p>6328</text:p>
          </table:table-cell>
          <table:table-cell office:value-type="float" office:value="2" calcext:value-type="float">
            <text:p>2</text:p>
          </table:table-cell>
          <table:table-cell office:value-type="float" office:value="2423" calcext:value-type="float">
            <text:p>2423</text:p>
          </table:table-cell>
          <table:table-cell/>
          <table:table-cell office:value-type="float" office:value="5846" calcext:value-type="float">
            <text:p>5846</text:p>
          </table:table-cell>
          <table:table-cell office:value-type="float" office:value="2423" calcext:value-type="float">
            <text:p>2423</text:p>
          </table:table-cell>
          <table:table-cell table:number-columns-repeated="2"/>
          <table:table-cell office:value-type="string" calcext:value-type="string">
            <text:p>-Need Traversal + Defense and just defen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87" calcext:value-type="float">
            <text:p>56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nked 9</text:p>
          </table:table-cell>
          <table:table-cell office:value-type="string" calcext:value-type="string">
            <text:p>Ranked 30</text:p>
          </table:table-cell>
          <table:table-cell/>
          <table:table-cell office:value-type="string" calcext:value-type="string">
            <text:p>125 might see 6328’s tip over, they might not like that and choose us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77" calcext:value-type="float">
            <text:p>28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ight not get</text:p>
          </table:table-cell>
          <table:table-cell office:value-type="string" calcext:value-type="string">
            <text:p>Could get</text:p>
          </table:table-cell>
          <table:table-cell/>
          <table:table-cell office:value-type="string" calcext:value-type="string">
            <text:p>6328, not attacked, just top heavy and braked too fast.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reat Def</text:p>
          </table:table-cell>
          <table:table-cell office:value-type="string" calcext:value-type="string">
            <text:p>Pretty good Def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01" calcext:value-type="float">
            <text:p>62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an’t take Def</text:p>
          </table:table-cell>
          <table:table-cell office:value-type="string" calcext:value-type="string">
            <text:p>Can take Def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74" calcext:value-type="float">
            <text:p>767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423(D)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323(D)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22(Cy)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909(A)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99(Cy)(L)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67" calcext:value-type="float">
            <text:p>636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735(No Bar)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23" calcext:value-type="float">
            <text:p>6723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63" calcext:value-type="float">
            <text:p>6763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74" calcext:value-type="float">
            <text:p>1474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65" calcext:value-type="float">
            <text:p>1965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5846(Best D)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61" calcext:value-type="float">
            <text:p>176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619" table:number-columns-repeated="4"/>
          <table:table-cell table:style-name="ce624"/>
          <table:table-cell table:style-name="ce619"/>
          <table:table-cell table:style-name="ce625"/>
          <table:table-cell table:style-name="ce626"/>
          <table:table-cell table:style-name="ce627"/>
          <table:table-cell table:style-name="ce619"/>
          <table:table-cell table:style-name="ce628"/>
          <table:table-cell table:style-name="ce629"/>
          <table:table-cell table:style-name="ce630"/>
          <table:table-cell table:style-name="ce631"/>
          <table:table-cell table:style-name="ce632" table:number-columns-repeated="2"/>
          <table:table-cell table:style-name="ce633"/>
          <table:table-cell table:style-name="ce634"/>
          <table:table-cell table:style-name="ce635"/>
          <table:table-cell table:style-name="ce636"/>
          <table:table-cell table:style-name="ce619" table:number-columns-repeated="999"/>
          <table:table-cell table:style-name="ce637"/>
          <table:table-cell table:style-name="ce638" table:number-columns-repeated="4"/>
        </table:table-row>
        <calcext:conditional-formats>
          <calcext:conditional-format calcext:target-range-address="'2022mabos Formatted'.C2:'2022mabos Formatted'.C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2022mabos Formatted'.A2:'2022mabos Formatted'.A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2022mabos Formatted'.E27:'2022mabos Formatted'.E27">
            <calcext:condition calcext:apply-style-name="Red" calcext:value="begins-with(&quot;r&quot;)" calcext:base-cell-address="'2022mabos Formatted'.E27"/>
            <calcext:condition calcext:apply-style-name="Blue" calcext:value="begins-with(&quot;b&quot;)" calcext:base-cell-address="'2022mabos Formatted'.E27"/>
          </calcext:conditional-format>
          <calcext:conditional-format calcext:target-range-address="'2022mabos Formatted'.A27:'2022mabos Formatted'.AMJ27">
            <calcext:condition calcext:apply-style-name="Not Observed" calcext:value="=&quot;Not Observed&quot;" calcext:base-cell-address="'2022mabos Formatted'.A27"/>
            <calcext:condition calcext:apply-style-name="Bad" calcext:value="=&quot;None&quot;" calcext:base-cell-address="'2022mabos Formatted'.A27"/>
            <calcext:condition calcext:apply-style-name="Not Attempted" calcext:value="=&quot;Not Attempted&quot;" calcext:base-cell-address="'2022mabos Formatted'.A27"/>
            <calcext:condition calcext:apply-style-name="Neutral" calcext:value="=&quot;Some&quot;" calcext:base-cell-address="'2022mabos Formatted'.A27"/>
            <calcext:condition calcext:apply-style-name="Good" calcext:value="=&quot;Lots&quot;" calcext:base-cell-address="'2022mabos Formatted'.A27"/>
          </calcext:conditional-format>
          <calcext:conditional-format calcext:target-range-address="'2022mabos Formatted'.R27:'2022mabos Formatted'.T27">
            <calcext:condition calcext:apply-style-name="Bad" calcext:value="=&quot;Low&quot;" calcext:base-cell-address="'2022mabos Formatted'.R27"/>
            <calcext:condition calcext:apply-style-name="Neutral" calcext:value="=&quot;Medium&quot;" calcext:base-cell-address="'2022mabos Formatted'.R27"/>
            <calcext:condition calcext:apply-style-name="Good" calcext:value="=&quot;High&quot;" calcext:base-cell-address="'2022mabos Formatted'.R27"/>
          </calcext:conditional-format>
          <calcext:conditional-format calcext:target-range-address="'2022mabos Formatted'.S27:'2022mabos Formatted'.S27">
            <calcext:condition calcext:apply-style-name="Not Attempted" calcext:value="=&quot;Didn’t Defend&quot;" calcext:base-cell-address="'2022mabos Formatted'.S27"/>
          </calcext:conditional-format>
          <calcext:conditional-format calcext:target-range-address="'2022mabos Formatted'.T27:'2022mabos Formatted'.T27">
            <calcext:condition calcext:apply-style-name="Not Attempted" calcext:value="=&quot;Wasn’t Defended&quot;" calcext:base-cell-address="'2022mabos Formatted'.T27"/>
          </calcext:conditional-format>
          <calcext:conditional-format calcext:target-range-address="'2022mabos Formatted'.O27:'2022mabos Formatted'.P27">
            <calcext:condition calcext:apply-style-name="Bad" calcext:value="=1" calcext:base-cell-address="'2022mabos Formatted'.O27"/>
            <calcext:condition calcext:apply-style-name="Neutral" calcext:value="=2" calcext:base-cell-address="'2022mabos Formatted'.O27"/>
            <calcext:condition calcext:apply-style-name="Neutral Good" calcext:value="=3" calcext:base-cell-address="'2022mabos Formatted'.O27"/>
            <calcext:condition calcext:apply-style-name="Good" calcext:value="=4" calcext:base-cell-address="'2022mabos Formatted'.O27"/>
          </calcext:conditional-format>
          <calcext:conditional-format calcext:target-range-address="'2022mabos Formatted'.Q27:'2022mabos Formatted'.Q27">
            <calcext:condition calcext:apply-style-name="Good" calcext:value="=&quot;0-10&quot;" calcext:base-cell-address="'2022mabos Formatted'.Q27"/>
            <calcext:condition calcext:apply-style-name="Neutral Good" calcext:value="=&quot;10-20&quot;" calcext:base-cell-address="'2022mabos Formatted'.Q27"/>
            <calcext:condition calcext:apply-style-name="Neutral" calcext:value="=&quot;20-30&quot;" calcext:base-cell-address="'2022mabos Formatted'.Q27"/>
            <calcext:condition calcext:apply-style-name="Bad" calcext:value="=&quot;&gt;30&quot;" calcext:base-cell-address="'2022mabos Formatted'.Q27"/>
          </calcext:conditional-format>
          <calcext:conditional-format calcext:target-range-address="'2022mabos Formatted'.G27:'2022mabos Formatted'.G27">
            <calcext:condition calcext:apply-style-name="Good" calcext:value="=&quot;Yes&quot;" calcext:base-cell-address="'2022mabos Formatted'.G27"/>
            <calcext:condition calcext:apply-style-name="Bad" calcext:value="=&quot;No&quot;" calcext:base-cell-address="'2022mabos Formatted'.G27"/>
          </calcext:conditional-format>
          <calcext:conditional-format calcext:target-range-address="'2022mabos Formatted'.L27:'2022mabos Formatted'.M27">
            <calcext:condition calcext:apply-style-name="Both" calcext:value="=&quot;Both&quot;" calcext:base-cell-address="'2022mabos Formatted'.L27"/>
          </calcext:conditional-format>
          <calcext:conditional-format calcext:target-range-address="'2022mabos Formatted'.N27:'2022mabos Formatted'.N27">
            <calcext:condition calcext:apply-style-name="Option 1" calcext:value="=&quot;Close&quot;" calcext:base-cell-address="'2022mabos Formatted'.N27"/>
            <calcext:condition calcext:apply-style-name="Option 2" calcext:value="=&quot;Far&quot;" calcext:base-cell-address="'2022mabos Formatted'.N27"/>
            <calcext:condition calcext:apply-style-name="Both" calcext:value="=&quot;Adjustable&quot;" calcext:base-cell-address="'2022mabos Formatted'.N27"/>
          </calcext:conditional-format>
          <calcext:conditional-format calcext:target-range-address="'2022mabos Formatted'.L27:'2022mabos Formatted'.L27">
            <calcext:condition calcext:apply-style-name="Option 1" calcext:value="=&quot;Low&quot;" calcext:base-cell-address="'2022mabos Formatted'.L27"/>
            <calcext:condition calcext:apply-style-name="Option 2" calcext:value="=&quot;High&quot;" calcext:base-cell-address="'2022mabos Formatted'.L27"/>
          </calcext:conditional-format>
          <calcext:conditional-format calcext:target-range-address="'2022mabos Formatted'.M27:'2022mabos Formatted'.M27">
            <calcext:condition calcext:apply-style-name="Option 1" calcext:value="=&quot;Terminal&quot;" calcext:base-cell-address="'2022mabos Formatted'.M27"/>
            <calcext:condition calcext:apply-style-name="Option 2" calcext:value="=&quot;Ground&quot;" calcext:base-cell-address="'2022mabos Formatted'.M27"/>
          </calcext:conditional-format>
          <calcext:conditional-format calcext:target-range-address="'2022mabos Formatted'.K27:'2022mabos Formatted'.K27">
            <calcext:condition calcext:apply-style-name="Bad" calcext:value="=&quot;Low&quot;" calcext:base-cell-address="'2022mabos Formatted'.K27"/>
            <calcext:condition calcext:apply-style-name="Neutral" calcext:value="=&quot;Medium&quot;" calcext:base-cell-address="'2022mabos Formatted'.K27"/>
            <calcext:condition calcext:apply-style-name="Good" calcext:value="=&quot;High&quot;" calcext:base-cell-address="'2022mabos Formatted'.K27"/>
            <calcext:condition calcext:apply-style-name="Bad" calcext:value="=&quot;None&quot;" calcext:base-cell-address="'2022mabos Formatted'.K27"/>
          </calcext:conditional-format>
          <calcext:conditional-format calcext:target-range-address="'2022mabos Formatted'.I27:'2022mabos Formatted'.I27">
            <calcext:condition calcext:apply-style-name="Bad" calcext:value="=&quot;None&quot;" calcext:base-cell-address="'2022mabos Formatted'.I27"/>
            <calcext:condition calcext:apply-style-name="Option 1" calcext:value="=&quot;Low&quot;" calcext:base-cell-address="'2022mabos Formatted'.I27"/>
            <calcext:condition calcext:apply-style-name="Option 2" calcext:value="=&quot;High&quot;" calcext:base-cell-address="'2022mabos Formatted'.I27"/>
            <calcext:condition calcext:apply-style-name="Both" calcext:value="=&quot;Both&quot;" calcext:base-cell-address="'2022mabos Formatted'.I27"/>
          </calcext:conditional-format>
          <calcext:conditional-format calcext:target-range-address="'2022mabos Formatted'.H27:'2022mabos Formatted'.H27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nhgrs Info" table:style-name="ta1">
        <table:table-column table:style-name="co1" table:number-columns-repeated="3" table:default-cell-style-name="ce380"/>
        <table:table-column table:style-name="co2" table:default-cell-style-name="ce380"/>
        <table:table-column table:style-name="co1" table:default-cell-style-name="ce384"/>
        <table:table-column table:style-name="co1" table:default-cell-style-name="ce380"/>
        <table:table-column table:style-name="co1" table:default-cell-style-name="ce387"/>
        <table:table-column table:style-name="co1" table:default-cell-style-name="ce380"/>
        <table:table-column table:style-name="co3" table:default-cell-style-name="ce380"/>
        <table:table-column table:style-name="co1" table:default-cell-style-name="ce380"/>
        <table:table-column table:style-name="co1" table:default-cell-style-name="ce395"/>
        <table:table-column table:style-name="co1" table:default-cell-style-name="ce398"/>
        <table:table-column table:style-name="co1" table:default-cell-style-name="ce401"/>
        <table:table-column table:style-name="co4" table:default-cell-style-name="ce404"/>
        <table:table-column table:style-name="co1" table:default-cell-style-name="ce404"/>
        <table:table-column table:style-name="co1" table:default-cell-style-name="ce409"/>
        <table:table-column table:style-name="co1" table:default-cell-style-name="ce413"/>
        <table:table-column table:style-name="co1" table:default-cell-style-name="ce416"/>
        <table:table-column table:style-name="co5" table:default-cell-style-name="ce419"/>
        <table:table-column table:style-name="co6" table:default-cell-style-name="ce380"/>
        <table:table-column table:style-name="co1" table:number-columns-repeated="1004" table:default-cell-style-name="ce380"/>
        <table:table-row table:style-name="ro1">
          <table:table-cell table:style-name="ce378" office:value-type="string" calcext:value-type="string" table:number-columns-spanned="6" table:number-rows-spanned="1">
            <text:p>Pregame</text:p>
          </table:table-cell>
          <table:covered-table-cell table:number-columns-repeated="3" table:style-name="ce381"/>
          <table:covered-table-cell table:style-name="ce382"/>
          <table:covered-table-cell table:style-name="ce381"/>
          <table:table-cell table:style-name="ce646" office:value-type="string" calcext:value-type="string" table:number-columns-spanned="2" table:number-rows-spanned="1">
            <text:p>Autonomous</text:p>
          </table:table-cell>
          <table:covered-table-cell table:style-name="ce649"/>
          <table:table-cell table:style-name="ce390" office:value-type="string" calcext:value-type="string" table:number-columns-spanned="5" table:number-rows-spanned="1">
            <text:p>Teleop </text:p>
          </table:table-cell>
          <table:covered-table-cell table:style-name="ce653"/>
          <table:covered-table-cell table:style-name="ce393"/>
          <table:covered-table-cell table:style-name="ce396"/>
          <table:covered-table-cell table:style-name="ce399"/>
          <table:table-cell table:style-name="ce402" office:value-type="string" calcext:value-type="string" table:number-columns-spanned="3" table:number-rows-spanned="1">
            <text:p>Endgame</text:p>
          </table:table-cell>
          <table:covered-table-cell table:style-name="ce406"/>
          <table:covered-table-cell table:style-name="ce407"/>
          <table:table-cell table:style-name="ce411" office:value-type="string" calcext:value-type="string" table:number-columns-spanned="4" table:number-rows-spanned="1">
            <text:p>Miscellaneous</text:p>
          </table:table-cell>
          <table:covered-table-cell table:style-name="ce414"/>
          <table:covered-table-cell table:style-name="ce417"/>
          <table:covered-table-cell table:style-name="ce420"/>
          <table:table-cell table:style-name="ce422" table:number-columns-repeated="1004"/>
        </table:table-row>
        <table:table-row table:style-name="ro1">
          <table:table-cell table:style-name="ce379" office:value-type="string" calcext:value-type="string">
            <text:p>Scouter</text:p>
          </table:table-cell>
          <table:table-cell table:style-name="ce379" office:value-type="string" calcext:value-type="string">
            <text:p>Event</text:p>
          </table:table-cell>
          <table:table-cell table:style-name="ce379" office:value-type="string" calcext:value-type="string">
            <text:p>Match Level</text:p>
          </table:table-cell>
          <table:table-cell table:style-name="ce379" office:value-type="string" calcext:value-type="string">
            <text:p>Match #</text:p>
          </table:table-cell>
          <table:table-cell table:style-name="ce383" office:value-type="string" calcext:value-type="string">
            <text:p>Alliance</text:p>
          </table:table-cell>
          <table:table-cell table:style-name="ce379" office:value-type="string" calcext:value-type="string">
            <text:p>Team #</text:p>
          </table:table-cell>
          <table:table-cell table:style-name="ce386" office:value-type="string" calcext:value-type="string">
            <text:p>Taxi</text:p>
          </table:table-cell>
          <table:table-cell table:style-name="ce650" office:value-type="string" calcext:value-type="string">
            <text:p>Cargo Scor1</text:p>
          </table:table-cell>
          <table:table-cell table:style-name="ce391" office:value-type="string" calcext:value-type="string">
            <text:p>Cargo Attempted</text:p>
          </table:table-cell>
          <table:table-cell table:style-name="ce391" office:value-type="string" calcext:value-type="string">
            <text:p>Cargo Scor1</text:p>
          </table:table-cell>
          <table:table-cell table:style-name="ce394" office:value-type="string" calcext:value-type="string">
            <text:p>Target Goal</text:p>
          </table:table-cell>
          <table:table-cell table:style-name="ce397" office:value-type="string" calcext:value-type="string">
            <text:p>Cargo Intake</text:p>
          </table:table-cell>
          <table:table-cell table:style-name="ce400" office:value-type="string" calcext:value-type="string">
            <text:p>Shooting Spot</text:p>
          </table:table-cell>
          <table:table-cell table:style-name="ce403" office:value-type="string" calcext:value-type="string">
            <text:p>Attempted Climb</text:p>
          </table:table-cell>
          <table:table-cell table:style-name="ce403" office:value-type="string" calcext:value-type="string">
            <text:p>Successful Climb</text:p>
          </table:table-cell>
          <table:table-cell table:style-name="ce408" office:value-type="string" calcext:value-type="string">
            <text:p>Climb Time</text:p>
          </table:table-cell>
          <table:table-cell table:style-name="ce412" office:value-type="string" calcext:value-type="string">
            <text:p>Driver Skill</text:p>
          </table:table-cell>
          <table:table-cell table:style-name="ce415" office:value-type="string" calcext:value-type="string">
            <text:p>Defense Skill</text:p>
          </table:table-cell>
          <table:table-cell table:style-name="ce418" office:value-type="string" calcext:value-type="string">
            <text:p>Defense Tolerance</text:p>
          </table:table-cell>
          <table:table-cell table:style-name="ce421" office:value-type="string" calcext:value-type="string">
            <text:p>Comments</text:p>
          </table:table-cell>
          <table:table-cell table:style-name="ce423"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0"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0"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405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ts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9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mb in first part of tele op and pulled teammate in auto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0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fell of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87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 Data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dns</text:p>
          </table:table-cell>
          <table:table-cell office:value-type="float" office:value="6328" calcext:value-type="float">
            <text:p>6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ssis &amp; climber onl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got stuck on hub, disabled robot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ght have been broken, didn't really mov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net on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s a big net, plays defen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??40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cked off bar by 12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nhgrs Info'.E1:'2022nhgrs Info'.E1048576">
            <calcext:condition calcext:apply-style-name="Red" calcext:value="=&quot;r1&quot;" calcext:base-cell-address="'2022nhgrs Info'.E1"/>
            <calcext:condition calcext:apply-style-name="Blue" calcext:value="=&quot;r2&quot;" calcext:base-cell-address="'2022nhgrs Info'.E1"/>
          </calcext:conditional-format>
          <calcext:conditional-format calcext:target-range-address="'2022nhgrs Info'.A1:'2022nhgrs Info'.AMJ1048576">
            <calcext:condition calcext:apply-style-name="Not Observed" calcext:value="=&quot;Not Observed&quot;" calcext:base-cell-address="'2022nhgrs Info'.A1"/>
            <calcext:condition calcext:apply-style-name="Bad" calcext:value="=&quot;None&quot;" calcext:base-cell-address="'2022nhgrs Info'.A1"/>
            <calcext:condition calcext:apply-style-name="Not Attempted" calcext:value="=&quot;Not Attempted&quot;" calcext:base-cell-address="'2022nhgrs Info'.A1"/>
            <calcext:condition calcext:apply-style-name="Neutral" calcext:value="=&quot;Some&quot;" calcext:base-cell-address="'2022nhgrs Info'.A1"/>
            <calcext:condition calcext:apply-style-name="Good" calcext:value="=&quot;Lots&quot;" calcext:base-cell-address="'2022nhgrs Info'.A1"/>
          </calcext:conditional-format>
          <calcext:conditional-format calcext:target-range-address="'2022nhgrs Info'.Q1:'2022nhgrs Info'.S1048576">
            <calcext:condition calcext:apply-style-name="Bad" calcext:value="=&quot;Low&quot;" calcext:base-cell-address="'2022nhgrs Info'.Q1"/>
            <calcext:condition calcext:apply-style-name="Neutral" calcext:value="=&quot;Medium&quot;" calcext:base-cell-address="'2022nhgrs Info'.Q1"/>
            <calcext:condition calcext:apply-style-name="Good" calcext:value="=&quot;High&quot;" calcext:base-cell-address="'2022nhgrs Info'.Q1"/>
          </calcext:conditional-format>
          <calcext:conditional-format calcext:target-range-address="'2022nhgrs Info'.R1:'2022nhgrs Info'.R1048576">
            <calcext:condition calcext:apply-style-name="Not Attempted" calcext:value="=&quot;Didn't Defend&quot;" calcext:base-cell-address="'2022nhgrs Info'.R1"/>
          </calcext:conditional-format>
          <calcext:conditional-format calcext:target-range-address="'2022nhgrs Info'.S1:'2022nhgrs Info'.S1048576">
            <calcext:condition calcext:apply-style-name="Not Attempted" calcext:value="=&quot;Wasn’t Defended&quot;" calcext:base-cell-address="'2022nhgrs Info'.S1"/>
            <calcext:condition calcext:apply-style-name="Option 1" calcext:value="=&quot;No&quot;" calcext:base-cell-address="'2022nhgrs Info'.S1"/>
            <calcext:condition calcext:apply-style-name="Option 2" calcext:value="=&quot;Yes&quot;" calcext:base-cell-address="'2022nhgrs Info'.S1"/>
          </calcext:conditional-format>
          <calcext:conditional-format calcext:target-range-address="'2022nhgrs Info'.N1:'2022nhgrs Info'.O1048576">
            <calcext:condition calcext:apply-style-name="Bad" calcext:value="=1" calcext:base-cell-address="'2022nhgrs Info'.N1"/>
            <calcext:condition calcext:apply-style-name="Neutral" calcext:value="=2" calcext:base-cell-address="'2022nhgrs Info'.N1"/>
            <calcext:condition calcext:apply-style-name="Neutral Good" calcext:value="=3" calcext:base-cell-address="'2022nhgrs Info'.N1"/>
            <calcext:condition calcext:apply-style-name="Good" calcext:value="=4" calcext:base-cell-address="'2022nhgrs Info'.N1"/>
          </calcext:conditional-format>
          <calcext:conditional-format calcext:target-range-address="'2022nhgrs Info'.P1:'2022nhgrs Info'.P1048576">
            <calcext:condition calcext:apply-style-name="Good" calcext:value="=&quot;0-10&quot;" calcext:base-cell-address="'2022nhgrs Info'.P1"/>
            <calcext:condition calcext:apply-style-name="Neutral Good" calcext:value="=&quot;10-20&quot;" calcext:base-cell-address="'2022nhgrs Info'.P1"/>
            <calcext:condition calcext:apply-style-name="Neutral" calcext:value="=&quot;20-30&quot;" calcext:base-cell-address="'2022nhgrs Info'.P1"/>
            <calcext:condition calcext:apply-style-name="Bad" calcext:value="=&quot;&gt;30&quot;" calcext:base-cell-address="'2022nhgrs Info'.P1"/>
          </calcext:conditional-format>
          <calcext:conditional-format calcext:target-range-address="'2022nhgrs Info'.G1:'2022nhgrs Info'.G1048576">
            <calcext:condition calcext:apply-style-name="Good" calcext:value="=&quot;Yes&quot;" calcext:base-cell-address="'2022nhgrs Info'.G1"/>
            <calcext:condition calcext:apply-style-name="Bad" calcext:value="=&quot;No&quot;" calcext:base-cell-address="'2022nhgrs Info'.G1"/>
          </calcext:conditional-format>
          <calcext:conditional-format calcext:target-range-address="'2022nhgrs Info'.K1:'2022nhgrs Info'.L1048576">
            <calcext:condition calcext:apply-style-name="Both" calcext:value="=&quot;Both&quot;" calcext:base-cell-address="'2022nhgrs Info'.K1"/>
          </calcext:conditional-format>
          <calcext:conditional-format calcext:target-range-address="'2022nhgrs Info'.M1:'2022nhgrs Info'.M1048576">
            <calcext:condition calcext:apply-style-name="Option 1" calcext:value="=&quot;Close&quot;" calcext:base-cell-address="'2022nhgrs Info'.M1"/>
            <calcext:condition calcext:apply-style-name="Option 2" calcext:value="=&quot;Far&quot;" calcext:base-cell-address="'2022nhgrs Info'.M1"/>
            <calcext:condition calcext:apply-style-name="Both" calcext:value="=&quot;Adjustable&quot;" calcext:base-cell-address="'2022nhgrs Info'.M1"/>
          </calcext:conditional-format>
          <calcext:conditional-format calcext:target-range-address="'2022nhgrs Info'.K1:'2022nhgrs Info'.K1048576">
            <calcext:condition calcext:apply-style-name="Option 1" calcext:value="=&quot;Low&quot;" calcext:base-cell-address="'2022nhgrs Info'.K1"/>
            <calcext:condition calcext:apply-style-name="Option 2" calcext:value="=&quot;High&quot;" calcext:base-cell-address="'2022nhgrs Info'.K1"/>
          </calcext:conditional-format>
          <calcext:conditional-format calcext:target-range-address="'2022nhgrs Info'.L1:'2022nhgrs Info'.L1048576">
            <calcext:condition calcext:apply-style-name="Option 1" calcext:value="=&quot;Terminal&quot;" calcext:base-cell-address="'2022nhgrs Info'.L1"/>
            <calcext:condition calcext:apply-style-name="Option 2" calcext:value="=&quot;Ground&quot;" calcext:base-cell-address="'2022nhgrs Info'.L1"/>
          </calcext:conditional-format>
        </calcext:conditional-formats>
      </table:table>
      <table:table table:name="2022nhgrs Total" table:style-name="ta1">
        <table:table-column table:style-name="co7" table:number-columns-repeated="5" table:default-cell-style-name="ce428"/>
        <table:table-column table:style-name="co8" table:default-cell-style-name="ce428"/>
        <table:table-column table:style-name="co7" table:number-columns-repeated="4" table:default-cell-style-name="ce428"/>
        <table:table-column table:style-name="co9" table:number-columns-repeated="2" table:default-cell-style-name="ce428"/>
        <table:table-column table:style-name="co7" table:number-columns-repeated="3" table:default-cell-style-name="ce428"/>
        <table:table-column table:style-name="co10" table:default-cell-style-name="ce428"/>
        <table:table-column table:style-name="co7" table:number-columns-repeated="1008" table:default-cell-style-name="ce428"/>
        <table:table-row table:style-name="ro1">
          <table:table-cell table:style-name="ce685" office:value-type="string" calcext:value-type="string" table:number-columns-spanned="2" table:number-rows-spanned="1">
            <text:p>Postgame</text:p>
          </table:table-cell>
          <table:covered-table-cell/>
          <table:table-cell table:style-name="ce692" office:value-type="string" calcext:value-type="string">
            <text:p>Pregame</text:p>
          </table:table-cell>
          <table:table-cell table:style-name="ce695" office:value-type="string" calcext:value-type="string" table:number-columns-spanned="2" table:number-rows-spanned="1">
            <text:p>Autonomous</text:p>
          </table:table-cell>
          <table:covered-table-cell/>
          <table:table-cell table:style-name="ce704" office:value-type="string" calcext:value-type="string" table:number-columns-spanned="5" table:number-rows-spanned="1">
            <text:p>Teleop</text:p>
          </table:table-cell>
          <table:covered-table-cell table:number-columns-repeated="4"/>
          <table:table-cell table:style-name="ce716" office:value-type="string" calcext:value-type="string" table:number-columns-spanned="3" table:number-rows-spanned="1">
            <text:p>Endgame</text:p>
          </table:table-cell>
          <table:covered-table-cell table:number-columns-repeated="2"/>
          <table:table-cell table:style-name="ce728" office:value-type="string" calcext:value-type="string" table:number-columns-spanned="3" table:number-rows-spanned="1">
            <text:p>Miscellaneous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686" office:value-type="string" calcext:value-type="string">
            <text:p>Choice</text:p>
          </table:table-cell>
          <table:table-cell table:style-name="ce686" office:value-type="string" calcext:value-type="string">
            <text:p>Thoughts?</text:p>
          </table:table-cell>
          <table:table-cell table:style-name="ce693" office:value-type="string" calcext:value-type="string">
            <text:p>Team Number</text:p>
          </table:table-cell>
          <table:table-cell table:style-name="ce696" office:value-type="string" calcext:value-type="string">
            <text:p>Taxi</text:p>
          </table:table-cell>
          <table:table-cell table:style-name="ce696" office:value-type="string" calcext:value-type="string">
            <text:p>Cargo Scored</text:p>
          </table:table-cell>
          <table:table-cell table:style-name="ce705" office:value-type="string" calcext:value-type="string">
            <text:p>Cargo Attempted</text:p>
          </table:table-cell>
          <table:table-cell table:style-name="ce705" office:value-type="string" calcext:value-type="string">
            <text:p>Cargo Scored</text:p>
          </table:table-cell>
          <table:table-cell table:style-name="ce705" office:value-type="string" calcext:value-type="string">
            <text:p>Target Goal</text:p>
          </table:table-cell>
          <table:table-cell table:style-name="ce705" office:value-type="string" calcext:value-type="string">
            <text:p>Cargo Intake</text:p>
          </table:table-cell>
          <table:table-cell table:style-name="ce705" office:value-type="string" calcext:value-type="string">
            <text:p>Shooting Spot</text:p>
          </table:table-cell>
          <table:table-cell table:style-name="ce717" office:value-type="string" calcext:value-type="string">
            <text:p>Attempted Climb</text:p>
          </table:table-cell>
          <table:table-cell table:style-name="ce717" office:value-type="string" calcext:value-type="string">
            <text:p>Successful Climb</text:p>
          </table:table-cell>
          <table:table-cell table:style-name="ce724" office:value-type="string" calcext:value-type="string">
            <text:p>Climb Time</text:p>
          </table:table-cell>
          <table:table-cell table:style-name="ce729" office:value-type="string" calcext:value-type="string">
            <text:p>Driver Skill</text:p>
          </table:table-cell>
          <table:table-cell table:style-name="ce729" office:value-type="string" calcext:value-type="string">
            <text:p>Defense Skill</text:p>
          </table:table-cell>
          <table:table-cell table:style-name="ce729" office:value-type="string" calcext:value-type="string">
            <text:p>Comments</text:p>
          </table:table-cell>
          <table:table-cell table:number-columns-repeated="1008"/>
        </table:table-row>
        <table:table-row table:style-name="ro1">
          <table:table-cell table:style-name="ce687" office:value-type="float" office:value="0" calcext:value-type="float">
            <text:p>0</text:p>
          </table:table-cell>
          <table:table-cell table:style-name="ce690" office:value-type="float" office:value="8" calcext:value-type="float">
            <text:p>8</text:p>
          </table:table-cell>
          <table:table-cell table:style-name="ce694" office:value-type="string" calcext:value-type="string">
            <text:p>F_ 95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Medium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95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1" calcext:value-type="float">
            <text:p>1</text:p>
          </table:table-cell>
          <table:table-cell table:style-name="ce691" office:value-type="float" office:value="8" calcext:value-type="float">
            <text:p>8</text:p>
          </table:table-cell>
          <table:table-cell table:style-name="ce694" office:value-type="string" calcext:value-type="string">
            <text:p>F_ 632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Lots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632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Lots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5 ball auto, hook didn't set for transversal, missed some shots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2" calcext:value-type="float">
            <text:p>2</text:p>
          </table:table-cell>
          <table:table-cell table:style-name="ce691" office:value-type="float" office:value="8" calcext:value-type="float">
            <text:p>8</text:p>
          </table:table-cell>
          <table:table-cell table:style-name="ce694" office:value-type="string" calcext:value-type="string">
            <text:p>F_ 7407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Lots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7407</text:p>
          </table:table-cell>
          <table:table-cell table:style-name="ce697" office:value-type="string" calcext:value-type="string">
            <text:p>Y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missed half of high shots, can't deal with defense, didn't swing enough to climb traversal, sad brakes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3" calcext:value-type="float">
            <text:p>3</text:p>
          </table:table-cell>
          <table:table-cell table:style-name="ce691" office:value-type="float" office:value="7" calcext:value-type="float">
            <text:p>7</text:p>
          </table:table-cell>
          <table:table-cell table:style-name="ce694" office:value-type="string" calcext:value-type="string">
            <text:p>F_ 3467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Medium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3467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4" calcext:value-type="float">
            <text:p>4</text:p>
          </table:table-cell>
          <table:table-cell table:style-name="ce691" office:value-type="float" office:value="7" calcext:value-type="float">
            <text:p>7</text:p>
          </table:table-cell>
          <table:table-cell table:style-name="ce694" office:value-type="string" calcext:value-type="string">
            <text:p>F_ 131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31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Swerve drive, oddly good with dealing with defens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5" calcext:value-type="float">
            <text:p>5</text:p>
          </table:table-cell>
          <table:table-cell table:style-name="ce691" office:value-type="float" office:value="7" calcext:value-type="float">
            <text:p>7</text:p>
          </table:table-cell>
          <table:table-cell table:style-name="ce694" office:value-type="string" calcext:value-type="string">
            <text:p>F_ 8724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3</text:p>
          </table:table-cell>
          <table:table-cell table:style-name="ce721" office:value-type="string" calcext:value-type="string">
            <text:p>3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724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6" calcext:value-type="float">
            <text:p>6</text:p>
          </table:table-cell>
          <table:table-cell table:style-name="ce691" office:value-type="float" office:value="7" calcext:value-type="float">
            <text:p>7</text:p>
          </table:table-cell>
          <table:table-cell table:style-name="ce694" office:value-type="string" calcext:value-type="string">
            <text:p>F_ 4909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High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7"/>
          <table:table-cell table:style-name="ce690"/>
          <table:table-cell table:style-name="ce688" office:value-type="string" calcext:value-type="string">
            <text:p>Add_4909</text:p>
          </table:table-cell>
          <table:table-cell table:style-name="ce698" office:value-type="string" calcext:value-type="string">
            <text:p>Y</text:p>
          </table:table-cell>
          <table:table-cell table:style-name="ce701" office:value-type="string" calcext:value-type="string">
            <text:p>Lots(3)(1)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Swerve Drive, can't deal with defense. Good cycle, bad accuracy</text:p>
          </table:table-cell>
          <table:table-cell table:number-columns-repeated="1008"/>
        </table:table-row>
        <table:table-row table:style-name="ro1">
          <table:table-cell table:style-name="ce687"/>
          <table:table-cell table:style-name="ce690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7" office:value-type="float" office:value="7" calcext:value-type="float">
            <text:p>7</text:p>
          </table:table-cell>
          <table:table-cell table:style-name="ce690" office:value-type="float" office:value="6" calcext:value-type="float">
            <text:p>6</text:p>
          </table:table-cell>
          <table:table-cell table:style-name="ce694" office:value-type="string" calcext:value-type="string">
            <text:p>F_ 8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Medium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8</text:p>
          </table:table-cell>
          <table:table-cell table:style-name="ce699" office:value-type="string" calcext:value-type="string">
            <text:p>Y</text:p>
          </table:table-cell>
          <table:table-cell table:style-name="ce702" office:value-type="string" calcext:value-type="string">
            <text:p>None</text:p>
          </table:table-cell>
          <table:table-cell table:number-columns-repeated="2" table:style-name="ce702" office:value-type="string" calcext:value-type="string">
            <text:p>Some</text:p>
          </table:table-cell>
          <table:table-cell table:style-name="ce708" office:value-type="string" calcext:value-type="string">
            <text:p>High</text:p>
          </table:table-cell>
          <table:table-cell table:style-name="ce711" office:value-type="string" calcext:value-type="string">
            <text:p>Ground</text:p>
          </table:table-cell>
          <table:table-cell table:style-name="ce714" office:value-type="string" calcext:value-type="string">
            <text:p>Far</text:p>
          </table:table-cell>
          <table:table-cell table:style-name="ce719" office:value-type="string" calcext:value-type="string">
            <text:p>Not Attempted</text:p>
          </table:table-cell>
          <table:table-cell table:style-name="ce722" office:value-type="string" calcext:value-type="string">
            <text:p>Not Attempted</text:p>
          </table:table-cell>
          <table:table-cell table:style-name="ce726" office:value-type="string" calcext:value-type="string">
            <text:p>Not Attempted</text:p>
          </table:table-cell>
          <table:table-cell table:style-name="ce731" office:value-type="string" calcext:value-type="string">
            <text:p>Medium</text:p>
          </table:table-cell>
          <table:table-cell table:style-name="ce734" office:value-type="string" calcext:value-type="string">
            <text:p>Didn't Defend</text:p>
          </table:table-cell>
          <table:table-cell table:style-name="ce737" office:value-type="string" calcext:value-type="string">
            <text:p>Decent Shooting, but slow</text:p>
          </table:table-cell>
          <table:table-cell table:number-columns-repeated="1008"/>
        </table:table-row>
        <table:table-row table:style-name="ro1">
          <table:table-cell table:style-name="ce687"/>
          <table:table-cell table:style-name="ce690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7" office:value-type="float" office:value="8" calcext:value-type="float">
            <text:p>8</text:p>
          </table:table-cell>
          <table:table-cell table:style-name="ce690" office:value-type="float" office:value="5" calcext:value-type="float">
            <text:p>5</text:p>
          </table:table-cell>
          <table:table-cell table:style-name="ce694" office:value-type="string" calcext:value-type="string">
            <text:p>F_ 7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High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7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fast cycle, sort of decent climb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151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51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811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3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11</text:p>
          </table:table-cell>
          <table:table-cell table:style-name="ce697" office:value-type="string" calcext:value-type="string">
            <text:p>Y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1" office:value-type="string" calcext:value-type="string">
            <text:p>Non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3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30+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1 ball auto, really slow cycl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105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05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missed auto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176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76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1 ball auto, good cycl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8013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013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5" calcext:value-type="float">
            <text:p>5</text:p>
          </table:table-cell>
          <table:table-cell table:style-name="ce694" office:value-type="string" calcext:value-type="string">
            <text:p>F_ 663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663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0-1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5" calcext:value-type="float">
            <text:p>5</text:p>
          </table:table-cell>
          <table:table-cell table:style-name="ce694" office:value-type="string" calcext:value-type="string">
            <text:p>F_ 4925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4925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No collector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5" calcext:value-type="float">
            <text:p>5</text:p>
          </table:table-cell>
          <table:table-cell table:style-name="ce694" office:value-type="string" calcext:value-type="string">
            <text:p>F_ 8046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046</text:p>
          </table:table-cell>
          <table:table-cell table:style-name="ce697" office:value-type="string" calcext:value-type="string">
            <text:p>N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Climber broken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126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26</text:p>
          </table:table-cell>
          <table:table-cell table:style-name="ce699" office:value-type="string" calcext:value-type="string">
            <text:p>Y</text:p>
          </table:table-cell>
          <table:table-cell table:style-name="ce702" office:value-type="string" calcext:value-type="string">
            <text:p>None</text:p>
          </table:table-cell>
          <table:table-cell table:number-columns-repeated="2" table:style-name="ce702" office:value-type="string" calcext:value-type="string">
            <text:p>Some</text:p>
          </table:table-cell>
          <table:table-cell table:style-name="ce708" office:value-type="string" calcext:value-type="string">
            <text:p>High</text:p>
          </table:table-cell>
          <table:table-cell table:style-name="ce711" office:value-type="string" calcext:value-type="string">
            <text:p>Ground</text:p>
          </table:table-cell>
          <table:table-cell table:style-name="ce714" office:value-type="string" calcext:value-type="string">
            <text:p>Far</text:p>
          </table:table-cell>
          <table:table-cell table:style-name="ce719" office:value-type="string" calcext:value-type="string">
            <text:p>2</text:p>
          </table:table-cell>
          <table:table-cell table:style-name="ce722" office:value-type="string" calcext:value-type="string">
            <text:p>2</text:p>
          </table:table-cell>
          <table:table-cell table:style-name="ce726" office:value-type="string" calcext:value-type="string">
            <text:p>0-10</text:p>
          </table:table-cell>
          <table:table-cell table:style-name="ce731" office:value-type="string" calcext:value-type="string">
            <text:p>Medium</text:p>
          </table:table-cell>
          <table:table-cell table:style-name="ce734" office:value-type="string" calcext:value-type="string">
            <text:p>Didn't Defend</text:p>
          </table:table-cell>
          <table:table-cell table:style-name="ce737" office:value-type="string" calcext:value-type="string">
            <text:p>Fairly accurat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1277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1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277</text:p>
          </table:table-cell>
          <table:table-cell table:style-name="ce698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1 ball auto, bad cycl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1512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0-1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51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shot 1 ball and missed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226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226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collected during auto, didn't shoot at all for some reason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3566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3566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slow, really slow, 1 ball auto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590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1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5902</text:p>
          </table:table-cell>
          <table:table-cell table:style-name="ce698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30+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picked up, didn't shoot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6895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Medium</text:p>
          </table:table-cell>
          <table:table-cell table:style-name="ce736" office:value-type="string" calcext:value-type="string">
            <text:p>The Net On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6895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 table:number-rows-repeated="3">
          <table:table-cell table:style-name="ce688"/>
          <table:table-cell table:style-name="ce691"/>
          <table:table-cell table:style-name="ce688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3" calcext:value-type="float">
            <text:p>3</text:p>
          </table:table-cell>
          <table:table-cell table:style-name="ce688" office:value-type="string" calcext:value-type="string">
            <text:p>F_ 501</text:p>
          </table:table-cell>
          <table:table-cell table:style-name="ce697" office:value-type="string" calcext:value-type="string">
            <text:p>Y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3" calcext:value-type="float">
            <text:p>3</text:p>
          </table:table-cell>
          <table:table-cell table:style-name="ce688" office:value-type="string" calcext:value-type="string">
            <text:p>F_ 1247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1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None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Medium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3" calcext:value-type="float">
            <text:p>3</text:p>
          </table:table-cell>
          <table:table-cell table:style-name="ce688" office:value-type="string" calcext:value-type="string">
            <text:p>F_ 1721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3" calcext:value-type="float">
            <text:p>3</text:p>
          </table:table-cell>
          <table:table-cell table:style-name="ce688" office:value-type="string" calcext:value-type="string">
            <text:p>F_ 192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1</text:p>
          </table:table-cell>
          <table:table-cell table:style-name="ce721" office:value-type="string" calcext:value-type="string">
            <text:p>1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2" calcext:value-type="float">
            <text:p>2</text:p>
          </table:table-cell>
          <table:table-cell table:style-name="ce688" office:value-type="string" calcext:value-type="string">
            <text:p>F_ 467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0-1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2" calcext:value-type="float">
            <text:p>2</text:p>
          </table:table-cell>
          <table:table-cell table:style-name="ce688" office:value-type="string" calcext:value-type="string">
            <text:p>F_ 7913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1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2" calcext:value-type="float">
            <text:p>2</text:p>
          </table:table-cell>
          <table:table-cell table:style-name="ce688" office:value-type="string" calcext:value-type="string">
            <text:p>F_ 4761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Medium</text:p>
          </table:table-cell>
          <table:table-cell table:style-name="ce738" office:value-type="string" calcext:value-type="string">
            <text:p>Can Pull Alliance Members During Auton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1307</text:p>
          </table:table-cell>
          <table:table-cell table:style-name="ce697" office:value-type="string" calcext:value-type="string">
            <text:p>N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1729</text:p>
          </table:table-cell>
          <table:table-cell table:style-name="ce700" office:value-type="string" calcext:value-type="string">
            <text:p>N</text:p>
          </table:table-cell>
          <table:table-cell table:style-name="ce703" office:value-type="string" calcext:value-type="string">
            <text:p>None</text:p>
          </table:table-cell>
          <table:table-cell table:number-columns-repeated="2" table:style-name="ce706" office:value-type="string" calcext:value-type="string">
            <text:p>Some</text:p>
          </table:table-cell>
          <table:table-cell table:style-name="ce709" office:value-type="string" calcext:value-type="string">
            <text:p>Low</text:p>
          </table:table-cell>
          <table:table-cell table:style-name="ce712" office:value-type="string" calcext:value-type="string">
            <text:p>Ground</text:p>
          </table:table-cell>
          <table:table-cell table:style-name="ce715" office:value-type="string" calcext:value-type="string">
            <text:p>Close</text:p>
          </table:table-cell>
          <table:table-cell table:style-name="ce720" office:value-type="string" calcext:value-type="string">
            <text:p>Not Attempted</text:p>
          </table:table-cell>
          <table:table-cell table:style-name="ce723" office:value-type="string" calcext:value-type="string">
            <text:p>Not Attempted</text:p>
          </table:table-cell>
          <table:table-cell table:style-name="ce727" office:value-type="string" calcext:value-type="string">
            <text:p>Not Attempted</text:p>
          </table:table-cell>
          <table:table-cell table:style-name="ce732" office:value-type="string" calcext:value-type="string">
            <text:p>Low</text:p>
          </table:table-cell>
          <table:table-cell table:style-name="ce735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4987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1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None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High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5491</text:p>
          </table:table-cell>
          <table:table-cell table:style-name="ce697" office:value-type="string" calcext:value-type="string">
            <text:p>N</text:p>
          </table:table-cell>
          <table:table-cell table:style-name="ce701" office:value-type="string" calcext:value-type="string">
            <text:p>Get Data</text:p>
          </table:table-cell>
          <table:table-cell table:style-name="ce701" office:value-type="string" calcext:value-type="string">
            <text:p>Some</text:p>
          </table:table-cell>
          <table:table-cell table:style-name="ce701" office:value-type="string" calcext:value-type="string">
            <text:p>Non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None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6690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6762</text:p>
          </table:table-cell>
          <table:table-cell table:style-name="ce697" office:value-type="string" calcext:value-type="string">
            <text:p>N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Chassis &amp; Climber Only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6763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870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Total'.D3:'2022nhgrs Total'.D92">
            <calcext:condition calcext:apply-style-name="ConditionalStyle_3" calcext:value="=&quot;Y&quot;" calcext:base-cell-address="'2022nhgrs Total'.D3"/>
          </calcext:conditional-format>
          <calcext:conditional-format calcext:target-range-address="'2022nhgrs Total'.D3:'2022nhgrs Total'.D92">
            <calcext:condition calcext:apply-style-name="ConditionalStyle_4" calcext:value="=&quot;N&quot;" calcext:base-cell-address="'2022nhgrs Total'.D3"/>
          </calcext:conditional-format>
          <calcext:conditional-format calcext:target-range-address="'2022nhgrs Total'.E3:'2022nhgrs Total'.J92">
            <calcext:condition calcext:apply-style-name="ConditionalStyle_5" calcext:value="=&quot;Non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6" calcext:value="=&quot;Som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3" calcext:value="=&quot;Lots&quot;" calcext:base-cell-address="'2022nhgrs Total'.E3"/>
          </calcext:conditional-format>
          <calcext:conditional-format calcext:target-range-address="'2022nhgrs Total'.E3:'2022nhgrs Total'.J92 '2022nhgrs Total'.N3:'2022nhgrs Total'.O92">
            <calcext:condition calcext:apply-style-name="ConditionalStyle_7" calcext:value="=&quot;Not Observed&quot;" calcext:base-cell-address="'2022nhgrs Total'.E3"/>
          </calcext:conditional-format>
          <calcext:conditional-format calcext:target-range-address="'2022nhgrs Total'.H3:'2022nhgrs Total'.H92">
            <calcext:condition calcext:apply-style-name="ConditionalStyle_8" calcext:value="=&quot;High&quot;" calcext:base-cell-address="'2022nhgrs Total'.H3"/>
          </calcext:conditional-format>
          <calcext:conditional-format calcext:target-range-address="'2022nhgrs Total'.H3:'2022nhgrs Total'.H92">
            <calcext:condition calcext:apply-style-name="ConditionalStyle_9" calcext:value="=&quot;Low&quot;" calcext:base-cell-address="'2022nhgrs Total'.H3"/>
          </calcext:conditional-format>
          <calcext:conditional-format calcext:target-range-address="'2022nhgrs Total'.H3:'2022nhgrs Total'.I92">
            <calcext:condition calcext:apply-style-name="ConditionalStyle_10" calcext:value="=&quot;Both&quot;" calcext:base-cell-address="'2022nhgrs Total'.H3"/>
          </calcext:conditional-format>
          <calcext:conditional-format calcext:target-range-address="'2022nhgrs Total'.I3:'2022nhgrs Total'.I92">
            <calcext:condition calcext:apply-style-name="ConditionalStyle_3" calcext:value="=&quot;Ground&quot;" calcext:base-cell-address="'2022nhgrs Total'.I3"/>
          </calcext:conditional-format>
          <calcext:conditional-format calcext:target-range-address="'2022nhgrs Total'.I3:'2022nhgrs Total'.I92">
            <calcext:condition calcext:apply-style-name="ConditionalStyle_5" calcext:value="=&quot;Terminal&quot;" calcext:base-cell-address="'2022nhgrs Total'.I3"/>
          </calcext:conditional-format>
          <calcext:conditional-format calcext:target-range-address="'2022nhgrs Total'.J3:'2022nhgrs Total'.J92">
            <calcext:condition calcext:apply-style-name="ConditionalStyle_8" calcext:value="=&quot;Close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9" calcext:value="=&quot;Far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10" calcext:value="=&quot;Adjustable&quot;" calcext:base-cell-address="'2022nhgrs Total'.J3"/>
          </calcext:conditional-format>
          <calcext:conditional-format calcext:target-range-address="'2022nhgrs Total'.K3:'2022nhgrs Total'.L92">
            <calcext:condition calcext:apply-style-name="ConditionalStyle_3" calcext:value="=4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6" calcext:value="=3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11" calcext:value="=2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5" calcext:value="=1" calcext:base-cell-address="'2022nhgrs Total'.K3"/>
          </calcext:conditional-format>
          <calcext:conditional-format calcext:target-range-address="'2022nhgrs Total'.K3:'2022nhgrs Total'.M92">
            <calcext:condition calcext:apply-style-name="ConditionalStyle_12" calcext:value="=&quot;Not Attempted&quot;" calcext:base-cell-address="'2022nhgrs Total'.K3"/>
          </calcext:conditional-format>
          <calcext:conditional-format calcext:target-range-address="'2022nhgrs Total'.L3:'2022nhgrs Total'.M92">
            <calcext:condition calcext:apply-style-name="ConditionalStyle_13" calcext:value="=&quot;None&quot;" calcext:base-cell-address="'2022nhgrs Total'.L3"/>
          </calcext:conditional-format>
          <calcext:conditional-format calcext:target-range-address="'2022nhgrs Total'.M3:'2022nhgrs Total'.M92">
            <calcext:condition calcext:apply-style-name="ConditionalStyle_3" calcext:value="=&quot;0-1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6" calcext:value="=&quot;10-2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11" calcext:value="=&quot;20-3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5" calcext:value="=&quot;30+&quot;" calcext:base-cell-address="'2022nhgrs Total'.M3"/>
          </calcext:conditional-format>
          <calcext:conditional-format calcext:target-range-address="'2022nhgrs Total'.N3:'2022nhgrs Total'.O92">
            <calcext:condition calcext:apply-style-name="ConditionalStyle_3" calcext:value="=&quot;High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11" calcext:value="=&quot;Medium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5" calcext:value="=&quot;Low&quot;" calcext:base-cell-address="'2022nhgrs Total'.N3"/>
          </calcext:conditional-format>
          <calcext:conditional-format calcext:target-range-address="'2022nhgrs Total'.O3:'2022nhgrs Total'.O92">
            <calcext:condition calcext:apply-style-name="ConditionalStyle_12" calcext:value="=&quot;Didn't Defend&quot;" calcext:base-cell-address="'2022nhgrs Total'.O3"/>
          </calcext:conditional-format>
          <calcext:conditional-format calcext:target-range-address="'2022nhgrs Total'.B3:'2022nhgrs Total'.B92">
            <calcext:condition calcext:apply-style-name="ConditionalStyle_7" calcext:value="=1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3" calcext:value="=2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5" calcext:value="=3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4" calcext:value="=4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1" calcext:value="=5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6" calcext:value="=6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5" calcext:value="=7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3" calcext:value="=8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6" calcext:value="=9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7" calcext:value="=10" calcext:base-cell-address="'2022nhgrs Total'.B3"/>
          </calcext:conditional-format>
        </calcext:conditional-formats>
      </table:table>
      <table:table table:name="2022nhgrs Formatted" table:style-name="ta1">
        <table:table-column table:style-name="co11" table:default-cell-style-name="ce740"/>
        <table:table-column table:style-name="co12" table:default-cell-style-name="ce740"/>
        <table:table-column table:style-name="co7" table:number-columns-repeated="1022" table:default-cell-style-name="ce740"/>
        <table:table-row table:style-name="ro1">
          <table:table-cell table:style-name="ce739" office:value-type="float" office:value="1" calcext:value-type="float">
            <text:p>1</text:p>
          </table:table-cell>
          <table:table-cell table:style-name="ce741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739" office:value-type="float" office:value="2" calcext:value-type="float">
            <text:p>2</text:p>
          </table:table-cell>
          <table:table-cell table:style-name="ce741" office:value-type="float" office:value="6328" calcext:value-type="float">
            <text:p>6328</text:p>
          </table:table-cell>
          <table:table-cell table:number-columns-repeated="1022"/>
        </table:table-row>
        <table:table-row table:style-name="ro1">
          <table:table-cell table:style-name="ce739" office:value-type="float" office:value="3" calcext:value-type="float">
            <text:p>3</text:p>
          </table:table-cell>
          <table:table-cell table:style-name="ce741" office:value-type="float" office:value="7407" calcext:value-type="float">
            <text:p>7407</text:p>
          </table:table-cell>
          <table:table-cell table:number-columns-repeated="1022"/>
        </table:table-row>
        <table:table-row table:style-name="ro1">
          <table:table-cell table:style-name="ce739" office:value-type="float" office:value="4" calcext:value-type="float">
            <text:p>4</text:p>
          </table:table-cell>
          <table:table-cell table:style-name="ce741" office:value-type="float" office:value="3467" calcext:value-type="float">
            <text:p>3467</text:p>
          </table:table-cell>
          <table:table-cell table:number-columns-repeated="1022"/>
        </table:table-row>
        <table:table-row table:style-name="ro1">
          <table:table-cell table:style-name="ce739" office:value-type="float" office:value="5" calcext:value-type="float">
            <text:p>5</text:p>
          </table:table-cell>
          <table:table-cell table:style-name="ce741"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table:style-name="ce739" office:value-type="float" office:value="6" calcext:value-type="float">
            <text:p>6</text:p>
          </table:table-cell>
          <table:table-cell table:style-name="ce741" office:value-type="float" office:value="8724" calcext:value-type="float">
            <text:p>8724</text:p>
          </table:table-cell>
          <table:table-cell table:number-columns-repeated="1022"/>
        </table:table-row>
        <table:table-row table:style-name="ro1">
          <table:table-cell table:style-name="ce739" office:value-type="float" office:value="7" calcext:value-type="float">
            <text:p>7</text:p>
          </table:table-cell>
          <table:table-cell table:style-name="ce741" office:value-type="float" office:value="4909" calcext:value-type="float">
            <text:p>4909</text:p>
          </table:table-cell>
          <table:table-cell table:number-columns-repeated="1022"/>
        </table:table-row>
        <table:table-row table:style-name="ro1">
          <table:table-cell table:style-name="ce739" office:value-type="float" office:value="8" calcext:value-type="float">
            <text:p>8</text:p>
          </table:table-cell>
          <table:table-cell table:style-name="ce741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739" office:value-type="float" office:value="9" calcext:value-type="float">
            <text:p>9</text:p>
          </table:table-cell>
          <table:table-cell table:style-name="ce741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739" office:value-type="float" office:value="10" calcext:value-type="float">
            <text:p>10</text:p>
          </table:table-cell>
          <table:table-cell table:style-name="ce741"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table:style-name="ce739" office:value-type="float" office:value="11" calcext:value-type="float">
            <text:p>11</text:p>
          </table:table-cell>
          <table:table-cell table:style-name="ce741" office:value-type="float" office:value="811" calcext:value-type="float">
            <text:p>811</text:p>
          </table:table-cell>
          <table:table-cell table:number-columns-repeated="1022"/>
        </table:table-row>
        <table:table-row table:style-name="ro1">
          <table:table-cell table:style-name="ce739" office:value-type="float" office:value="12" calcext:value-type="float">
            <text:p>12</text:p>
          </table:table-cell>
          <table:table-cell table:style-name="ce741"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table:style-name="ce739" office:value-type="float" office:value="13" calcext:value-type="float">
            <text:p>13</text:p>
          </table:table-cell>
          <table:table-cell table:style-name="ce741" office:value-type="float" office:value="1768" calcext:value-type="float">
            <text:p>1768</text:p>
          </table:table-cell>
          <table:table-cell table:number-columns-repeated="1022"/>
        </table:table-row>
        <table:table-row table:style-name="ro1">
          <table:table-cell table:style-name="ce739" office:value-type="float" office:value="14" calcext:value-type="float">
            <text:p>14</text:p>
          </table:table-cell>
          <table:table-cell table:style-name="ce741" office:value-type="float" office:value="8013" calcext:value-type="float">
            <text:p>8013</text:p>
          </table:table-cell>
          <table:table-cell table:number-columns-repeated="1022"/>
        </table:table-row>
        <table:table-row table:style-name="ro1">
          <table:table-cell table:style-name="ce739" office:value-type="float" office:value="15" calcext:value-type="float">
            <text:p>15</text:p>
          </table:table-cell>
          <table:table-cell table:style-name="ce741" office:value-type="float" office:value="663" calcext:value-type="float">
            <text:p>663</text:p>
          </table:table-cell>
          <table:table-cell table:number-columns-repeated="1022"/>
        </table:table-row>
        <table:table-row table:style-name="ro1">
          <table:table-cell table:style-name="ce739" office:value-type="float" office:value="16" calcext:value-type="float">
            <text:p>16</text:p>
          </table:table-cell>
          <table:table-cell table:style-name="ce741" office:value-type="float" office:value="4925" calcext:value-type="float">
            <text:p>4925</text:p>
          </table:table-cell>
          <table:table-cell table:number-columns-repeated="1022"/>
        </table:table-row>
        <table:table-row table:style-name="ro1">
          <table:table-cell table:style-name="ce739" office:value-type="float" office:value="17" calcext:value-type="float">
            <text:p>17</text:p>
          </table:table-cell>
          <table:table-cell table:style-name="ce741" office:value-type="float" office:value="8046" calcext:value-type="float">
            <text:p>8046</text:p>
          </table:table-cell>
          <table:table-cell table:number-columns-repeated="1022"/>
        </table:table-row>
        <table:table-row table:style-name="ro1">
          <table:table-cell table:style-name="ce739" office:value-type="float" office:value="18" calcext:value-type="float">
            <text:p>18</text:p>
          </table:table-cell>
          <table:table-cell table:style-name="ce741"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table:style-name="ce739" office:value-type="float" office:value="19" calcext:value-type="float">
            <text:p>19</text:p>
          </table:table-cell>
          <table:table-cell table:style-name="ce741" office:value-type="float" office:value="1277" calcext:value-type="float">
            <text:p>1277</text:p>
          </table:table-cell>
          <table:table-cell table:number-columns-repeated="1022"/>
        </table:table-row>
        <table:table-row table:style-name="ro1">
          <table:table-cell table:style-name="ce739" office:value-type="float" office:value="20" calcext:value-type="float">
            <text:p>20</text:p>
          </table:table-cell>
          <table:table-cell table:style-name="ce741" office:value-type="float" office:value="1512" calcext:value-type="float">
            <text:p>1512</text:p>
          </table:table-cell>
          <table:table-cell table:number-columns-repeated="1022"/>
        </table:table-row>
        <table:table-row table:style-name="ro1">
          <table:table-cell table:style-name="ce739" office:value-type="float" office:value="21" calcext:value-type="float">
            <text:p>21</text:p>
          </table:table-cell>
          <table:table-cell table:style-name="ce741" office:value-type="float" office:value="2262" calcext:value-type="float">
            <text:p>2262</text:p>
          </table:table-cell>
          <table:table-cell table:number-columns-repeated="1022"/>
        </table:table-row>
        <table:table-row table:style-name="ro1">
          <table:table-cell table:style-name="ce739" office:value-type="float" office:value="22" calcext:value-type="float">
            <text:p>22</text:p>
          </table:table-cell>
          <table:table-cell table:style-name="ce741" office:value-type="float" office:value="3566" calcext:value-type="float">
            <text:p>3566</text:p>
          </table:table-cell>
          <table:table-cell table:number-columns-repeated="1022"/>
        </table:table-row>
        <table:table-row table:style-name="ro1">
          <table:table-cell table:style-name="ce739" office:value-type="float" office:value="23" calcext:value-type="float">
            <text:p>23</text:p>
          </table:table-cell>
          <table:table-cell table:style-name="ce741" office:value-type="float" office:value="5902" calcext:value-type="float">
            <text:p>5902</text:p>
          </table:table-cell>
          <table:table-cell table:number-columns-repeated="1022"/>
        </table:table-row>
        <table:table-row table:style-name="ro1">
          <table:table-cell table:style-name="ce739" office:value-type="float" office:value="24" calcext:value-type="float">
            <text:p>24</text:p>
          </table:table-cell>
          <table:table-cell table:style-name="ce741" office:value-type="float" office:value="6895" calcext:value-type="float">
            <text:p>689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Formatted'.B1:'2022nhgrs Formatted'.B24">
            <calcext:condition calcext:apply-style-name="ConditionalStyle_18" calcext:value="=95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3" calcext:value="not-contains-text(&quot;/&quot;)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19" calcext:value="=&quot;/&quot;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4" calcext:value="contains-text(&quot;/&quot;)" calcext:base-cell-address="'2022nhgrs Formatted'.B1"/>
          </calcext:conditional-format>
        </calcext:conditional-formats>
      </table:table>
      <table:named-expressions/>
      <table:database-ranges>
        <table:database-range table:name="__Anonymous_Sheet_DB__1" table:target-range-address="'2022necmp2 Info'.A3:'2022necmp2 Info'.U198" table:contains-header="false">
          <table:sort>
            <table:sort-by table:field-number="5" table:data-type="automatic"/>
          </table:sort>
        </table:database-range>
        <table:database-range table:name="__Anonymous_Sheet_DB__4" table:target-range-address="'2022mabos Total'.A3:'2022mabos Total'.U279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95ff95"/>
      <style:text-properties style:use-window-font-color="true"/>
    </style:style>
    <style:style style:name="Neutral" style:family="table-cell" style:parent-style-name="Status">
      <style:table-cell-properties fo:background-color="#ffff6d"/>
      <style:text-properties style:use-window-font-color="true"/>
    </style:style>
    <style:style style:name="Bad" style:family="table-cell" style:parent-style-name="Status">
      <style:table-cell-properties fo:background-color="#ff6d6d"/>
      <style:text-properties style:use-window-font-color="true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0000"/>
      <style:text-properties style:use-window-font-color="true" style:font-name="Segoe UI" fo:font-family="'Segoe UI'" style:font-style-name="Regular" style:font-family-generic="swiss" style:font-pitch="variable"/>
    </style:style>
    <style:style style:name="Blue" style:family="table-cell" style:parent-style-name="Default">
      <style:table-cell-properties fo:background-color="#2a6099" style:diagonal-bl-tr="none" style:diagonal-tl-br="none"/>
      <style:text-properties style:use-window-font-color="true" style:font-name="Segoe UI" fo:font-family="'Segoe UI'" style:font-style-name="Regular" style:font-family-generic="swiss" style:font-pitch="variable"/>
    </style:style>
    <style:style style:name="Not_20_Observed" style:display-name="Not Observed" style:family="table-cell" style:parent-style-name="Default">
      <style:table-cell-properties fo:background-color="#666666" style:diagonal-bl-tr="none" style:diagonal-tl-br="none"/>
      <style:text-properties style:use-window-font-color="true"/>
    </style:style>
    <style:style style:name="Not_20_Attempted" style:display-name="Not Attempted" style:family="table-cell" style:parent-style-name="Default">
      <style:table-cell-properties fo:background-color="#999999"/>
      <style:text-properties style:use-window-font-color="true"/>
    </style:style>
    <style:style style:name="Neutral_20_Good" style:display-name="Neutral Good" style:family="table-cell" style:parent-style-name="Neutral">
      <style:table-cell-properties fo:background-color="#d2ff9a"/>
      <style:text-properties style:use-window-font-color="true"/>
    </style:style>
    <style:style style:name="Both" style:family="table-cell" style:parent-style-name="Default">
      <style:table-cell-properties fo:background-color="#81aca6"/>
      <style:text-properties style:use-window-font-color="true"/>
    </style:style>
    <style:style style:name="Option_20_1" style:display-name="Option 1" style:family="table-cell" style:parent-style-name="Default">
      <style:table-cell-properties fo:background-color="#729fcf"/>
      <style:text-properties style:use-window-font-color="true"/>
    </style:style>
    <style:style style:name="Option_20_2" style:display-name="Option 2" style:family="table-cell" style:parent-style-name="Default">
      <style:table-cell-properties fo:background-color="#8e86ae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b6ff95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ea4335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f5151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bbc04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000000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00ff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6fa8dc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34a853"/>
      <style:text-properties fo:color="#000000"/>
    </style:style>
    <style:style style:name="ConditionalStyle_5f_11" style:display-name="ConditionalStyle_11" style:family="table-cell" style:parent-style-name="Default">
      <style:table-cell-properties fo:background-color="#ffd75f"/>
      <style:text-properties fo:color="#000000"/>
    </style:style>
    <style:style style:name="ConditionalStyle_5f_12" style:display-name="ConditionalStyle_12" style:family="table-cell" style:parent-style-name="Default">
      <style:table-cell-properties fo:background-color="#666666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ff0000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ff6d01"/>
      <style:text-properties fo:color="#000000"/>
    </style:style>
    <style:style style:name="ConditionalStyle_5f_15" style:display-name="ConditionalStyle_15" style:family="table-cell" style:parent-style-name="Default">
      <style:table-cell-properties fo:background-color="#ffff00"/>
      <style:text-properties fo:color="#000000"/>
    </style:style>
    <style:style style:name="ConditionalStyle_5f_16" style:display-name="ConditionalStyle_16" style:family="table-cell" style:parent-style-name="Default">
      <style:table-cell-properties fo:background-color="#00ff00"/>
      <style:text-properties fo:color="#000000"/>
    </style:style>
    <style:style style:name="ConditionalStyle_5f_17" style:display-name="ConditionalStyle_17" style:family="table-cell" style:parent-style-name="Default">
      <style:table-cell-properties fo:background-color="#34a853"/>
      <style:text-properties fo:color="#000000"/>
    </style:style>
    <style:style style:name="ConditionalStyle_5f_18" style:display-name="ConditionalStyle_18" style:family="table-cell" style:parent-style-name="Default">
      <style:table-cell-properties fo:background-color="#434343"/>
      <style:text-properties fo:color="#00ff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08:14:37.2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20:28:34.926000000</meta:creation-date>
    <dc:date>2022-04-15T13:03:50.914000000</dc:date>
    <meta:editing-duration>PT17H36M27S</meta:editing-duration>
    <meta:editing-cycles>54</meta:editing-cycles>
    <meta:generator>LibreOffice/7.3.1.3$Windows_X86_64 LibreOffice_project/a69ca51ded25f3eefd52d7bf9a5fad8c90b87951</meta:generator>
    <meta:document-statistic meta:table-count="9" meta:cell-count="18846" meta:object-count="0"/>
  </office:meta>
</office:document-meta>
</file>